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middle"/>
      <style:text-properties fo:color="#FF0000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/>
      <style:text-properties fo:color="#008000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30303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CC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FF66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4A85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A2AE06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36">
      <style:map style:condition="of:cell-content()&lt;=[.H10]" style:apply-style-name="cf1" style:base-cell-address="EduCiaa_PE.L10"/>
    </style:style>
    <style:style style:name="ce16" style:family="table-cell" style:parent-style-name="Default" style:data-style-name="N36">
      <style:map style:condition="of:cell-content()&lt;=[.H12]" style:apply-style-name="cf1" style:base-cell-address="EduCiaa_PE.L12"/>
    </style:style>
    <style:style style:name="ce17" style:family="table-cell" style:parent-style-name="Default" style:data-style-name="N36">
      <style:map style:condition="of:cell-content()&lt;=[.H13]" style:apply-style-name="cf1" style:base-cell-address="EduCiaa_PE.L13"/>
    </style:style>
    <style:style style:name="ce18" style:family="table-cell" style:parent-style-name="Default" style:data-style-name="N36">
      <style:map style:condition="of:cell-content()&lt;=[.H9]" style:apply-style-name="cf1" style:base-cell-address="EduCiaa_PE.L9"/>
    </style:style>
    <style:style style:name="ce19" style:family="table-cell" style:parent-style-name="Default" style:data-style-name="N36">
      <style:map style:condition="of:cell-content()&lt;=[.H14]" style:apply-style-name="cf1" style:base-cell-address="EduCiaa_PE.L14"/>
    </style:style>
    <style:style style:name="ce20" style:family="table-cell" style:parent-style-name="Default" style:data-style-name="N36">
      <style:map style:condition="of:cell-content()&lt;=[.H8]" style:apply-style-name="cf1" style:base-cell-address="EduCiaa_PE.L8"/>
    </style:style>
    <style:style style:name="ce21" style:family="table-cell" style:parent-style-name="Default" style:data-style-name="N36">
      <style:map style:condition="of:cell-content()&lt;=[.H15]" style:apply-style-name="cf1" style:base-cell-address="EduCiaa_PE.L15"/>
    </style:style>
    <style:style style:name="ce22" style:family="table-cell" style:parent-style-name="Default" style:data-style-name="N36">
      <style:map style:condition="of:cell-content()&lt;=[.H16]" style:apply-style-name="cf1" style:base-cell-address="EduCiaa_PE.L16"/>
    </style:style>
    <style:style style:name="ce23" style:family="table-cell" style:parent-style-name="Default" style:data-style-name="N36">
      <style:map style:condition="of:cell-content()&lt;=[.H17]" style:apply-style-name="cf1" style:base-cell-address="EduCiaa_PE.L17"/>
    </style:style>
    <style:style style:name="ce24" style:family="table-cell" style:parent-style-name="Default" style:data-style-name="N36">
      <style:map style:condition="of:cell-content()&lt;=[.I12]" style:apply-style-name="cf1" style:base-cell-address="EduCiaa_PE.M12"/>
    </style:style>
    <style:style style:name="ce25" style:family="table-cell" style:parent-style-name="Default" style:data-style-name="N36">
      <style:map style:condition="of:cell-content()&lt;=[.I10]" style:apply-style-name="cf1" style:base-cell-address="EduCiaa_PE.M10"/>
    </style:style>
    <style:style style:name="ce26" style:family="table-cell" style:parent-style-name="Default" style:data-style-name="N36">
      <style:map style:condition="of:cell-content()&lt;=[.I14]" style:apply-style-name="cf1" style:base-cell-address="EduCiaa_PE.M14"/>
    </style:style>
    <style:style style:name="ce27" style:family="table-cell" style:parent-style-name="Default" style:data-style-name="N36">
      <style:map style:condition="of:cell-content()&lt;=[.I13]" style:apply-style-name="cf1" style:base-cell-address="EduCiaa_PE.M13"/>
    </style:style>
    <style:style style:name="ce28" style:family="table-cell" style:parent-style-name="Default" style:data-style-name="N36">
      <style:map style:condition="of:cell-content()&lt;=[.I15]" style:apply-style-name="cf1" style:base-cell-address="EduCiaa_PE.M15"/>
    </style:style>
    <style:style style:name="ce29" style:family="table-cell" style:parent-style-name="Default" style:data-style-name="N36">
      <style:map style:condition="of:cell-content()&lt;=[.I16]" style:apply-style-name="cf1" style:base-cell-address="EduCiaa_PE.M16"/>
    </style:style>
    <style:style style:name="ce30" style:family="table-cell" style:parent-style-name="Default" style:data-style-name="N36">
      <style:map style:condition="of:cell-content()&lt;=[.I17]" style:apply-style-name="cf1" style:base-cell-address="EduCiaa_PE.M17"/>
    </style:style>
    <style:style style:name="ce31" style:family="table-cell" style:parent-style-name="Default" style:data-style-name="N36">
      <style:map style:condition="of:cell-content()&lt;=[.I8]" style:apply-style-name="cf1" style:base-cell-address="EduCiaa_PE.M8"/>
    </style:style>
    <style:style style:name="ce32" style:family="table-cell" style:parent-style-name="Default" style:data-style-name="N36">
      <style:map style:condition="of:cell-content()&lt;=[.I9]" style:apply-style-name="cf1" style:base-cell-address="EduCiaa_PE.M9"/>
    </style:style>
    <style:style style:name="ce33" style:family="table-cell" style:parent-style-name="Default" style:data-style-name="N36">
      <style:map style:condition="of:cell-content()&lt;=[.H9]" style:apply-style-name="cf1" style:base-cell-address="EduCiaa_PE.R9"/>
    </style:style>
    <style:style style:name="ce34" style:family="table-cell" style:parent-style-name="Default" style:data-style-name="N36">
      <style:map style:condition="of:cell-content()&lt;=[.H10]" style:apply-style-name="cf1" style:base-cell-address="EduCiaa_PE.R10"/>
    </style:style>
    <style:style style:name="ce35" style:family="table-cell" style:parent-style-name="Default" style:data-style-name="N36">
      <style:map style:condition="of:cell-content()&lt;=[.H12]" style:apply-style-name="cf1" style:base-cell-address="EduCiaa_PE.R12"/>
    </style:style>
    <style:style style:name="ce36" style:family="table-cell" style:parent-style-name="Default" style:data-style-name="N36">
      <style:map style:condition="of:cell-content()&lt;=[.H8]" style:apply-style-name="cf1" style:base-cell-address="EduCiaa_PE.R8"/>
    </style:style>
    <style:style style:name="ce37" style:family="table-cell" style:parent-style-name="Default" style:data-style-name="N36">
      <style:map style:condition="of:cell-content()&lt;=[.I9]" style:apply-style-name="cf1" style:base-cell-address="EduCiaa_PE.S9"/>
    </style:style>
    <style:style style:name="ce38" style:family="table-cell" style:parent-style-name="Default" style:data-style-name="N36">
      <style:map style:condition="of:cell-content()&lt;=[.I8]" style:apply-style-name="cf1" style:base-cell-address="EduCiaa_PE.S8"/>
    </style:style>
    <style:style style:name="ce39" style:family="table-cell" style:parent-style-name="Default" style:data-style-name="N36">
      <style:map style:condition="of:cell-content()&lt;=[.I12]" style:apply-style-name="cf1" style:base-cell-address="EduCiaa_PE.S12"/>
    </style:style>
    <style:style style:name="ce40" style:family="table-cell" style:parent-style-name="Default" style:data-style-name="N36">
      <style:map style:condition="of:cell-content()&lt;=[.H15]" style:apply-style-name="cf1" style:base-cell-address="EduCiaa_PE.R15"/>
    </style:style>
    <style:style style:name="ce41" style:family="table-cell" style:parent-style-name="Default" style:data-style-name="N36">
      <style:map style:condition="of:cell-content()&lt;=[.H17]" style:apply-style-name="cf1" style:base-cell-address="EduCiaa_PE.R17"/>
    </style:style>
    <style:style style:name="ce42" style:family="table-cell" style:parent-style-name="Default" style:data-style-name="N36">
      <style:map style:condition="of:cell-content()&lt;=[.H13]" style:apply-style-name="cf1" style:base-cell-address="EduCiaa_PE.R13"/>
    </style:style>
    <style:style style:name="ce43" style:family="table-cell" style:parent-style-name="Default" style:data-style-name="N36">
      <style:map style:condition="of:cell-content()&lt;=[.H16]" style:apply-style-name="cf1" style:base-cell-address="EduCiaa_PE.R16"/>
    </style:style>
    <style:style style:name="ce44" style:family="table-cell" style:parent-style-name="Default" style:data-style-name="N36">
      <style:map style:condition="of:cell-content()&lt;=[.I13]" style:apply-style-name="cf1" style:base-cell-address="EduCiaa_PE.S13"/>
    </style:style>
    <style:style style:name="ce45" style:family="table-cell" style:parent-style-name="Default" style:data-style-name="N36">
      <style:map style:condition="of:cell-content()&lt;=[.I17]" style:apply-style-name="cf1" style:base-cell-address="EduCiaa_PE.S17"/>
    </style:style>
    <style:style style:name="ce46" style:family="table-cell" style:parent-style-name="Default" style:data-style-name="N36">
      <style:map style:condition="of:cell-content()&lt;=[.I16]" style:apply-style-name="cf1" style:base-cell-address="EduCiaa_PE.S16"/>
    </style:style>
    <style:style style:name="ce47" style:family="table-cell" style:parent-style-name="Default" style:data-style-name="N36">
      <style:map style:condition="of:cell-content()&lt;=[.I15]" style:apply-style-name="cf1" style:base-cell-address="EduCiaa_PE.S15"/>
    </style:style>
    <style:style style:name="ce48" style:family="table-cell" style:parent-style-name="Default" style:data-style-name="N36">
      <style:map style:condition="of:cell-content()&lt;=[.H13]" style:apply-style-name="cf1" style:base-cell-address="EduCiaa_PE.X13"/>
    </style:style>
    <style:style style:name="ce49" style:family="table-cell" style:parent-style-name="Default" style:data-style-name="N36">
      <style:map style:condition="of:cell-content()&lt;=[.H17]" style:apply-style-name="cf1" style:base-cell-address="EduCiaa_PE.X17"/>
    </style:style>
    <style:style style:name="ce50" style:family="table-cell" style:parent-style-name="Default" style:data-style-name="N36">
      <style:map style:condition="of:cell-content()&lt;=[.H16]" style:apply-style-name="cf1" style:base-cell-address="EduCiaa_PE.X16"/>
    </style:style>
    <style:style style:name="ce51" style:family="table-cell" style:parent-style-name="Default" style:data-style-name="N36">
      <style:map style:condition="of:cell-content()&lt;=[.I13]" style:apply-style-name="cf1" style:base-cell-address="EduCiaa_PE.Y13"/>
    </style:style>
    <style:style style:name="ce52" style:family="table-cell" style:parent-style-name="Default" style:data-style-name="N36">
      <style:map style:condition="of:cell-content()&lt;=[.I16]" style:apply-style-name="cf1" style:base-cell-address="EduCiaa_PE.Y16"/>
    </style:style>
    <style:style style:name="ce53" style:family="table-cell" style:parent-style-name="Default" style:data-style-name="N36">
      <style:map style:condition="of:cell-content()&lt;=[.I17]" style:apply-style-name="cf1" style:base-cell-address="EduCiaa_PE.Y17"/>
    </style:style>
    <style:style style:name="ce54" style:family="table-cell" style:parent-style-name="Default" style:data-style-name="N36">
      <style:map style:condition="of:cell-content()&lt;=[.H10]" style:apply-style-name="cf1" style:base-cell-address="EduCiaa_PE.X10"/>
    </style:style>
    <style:style style:name="ce55" style:family="table-cell" style:parent-style-name="Default" style:data-style-name="N36">
      <style:map style:condition="of:cell-content()&lt;=[.H9]" style:apply-style-name="cf1" style:base-cell-address="EduCiaa_PE.X9"/>
    </style:style>
    <style:style style:name="ce56" style:family="table-cell" style:parent-style-name="Default" style:data-style-name="N36">
      <style:map style:condition="of:cell-content()&lt;=[.H8]" style:apply-style-name="cf1" style:base-cell-address="EduCiaa_PE.X8"/>
    </style:style>
    <style:style style:name="ce57" style:family="table-cell" style:parent-style-name="Default" style:data-style-name="N36">
      <style:map style:condition="of:cell-content()&lt;=[.H12]" style:apply-style-name="cf1" style:base-cell-address="EduCiaa_PE.X12"/>
    </style:style>
    <style:style style:name="ce58" style:family="table-cell" style:parent-style-name="Default" style:data-style-name="N36">
      <style:map style:condition="of:cell-content()&lt;=[.I10]" style:apply-style-name="cf1" style:base-cell-address="EduCiaa_PE.S10"/>
    </style:style>
    <style:style style:name="ce59" style:family="table-cell" style:parent-style-name="Default" style:data-style-name="N36">
      <style:map style:condition="of:cell-content()&lt;=[.I10]" style:apply-style-name="cf1" style:base-cell-address="EduCiaa_PE.Y10"/>
    </style:style>
    <style:style style:name="ce60" style:family="table-cell" style:parent-style-name="Default" style:data-style-name="N36">
      <style:map style:condition="of:cell-content()&lt;=[.I9]" style:apply-style-name="cf1" style:base-cell-address="EduCiaa_PE.Y9"/>
    </style:style>
    <style:style style:name="ce61" style:family="table-cell" style:parent-style-name="Default" style:data-style-name="N36">
      <style:map style:condition="of:cell-content()&lt;=[.I12]" style:apply-style-name="cf1" style:base-cell-address="EduCiaa_PE.Y12"/>
    </style:style>
    <style:style style:name="ce62" style:family="table-cell" style:parent-style-name="Default" style:data-style-name="N36">
      <style:map style:condition="of:cell-content()&lt;=[.I8]" style:apply-style-name="cf1" style:base-cell-address="EduCiaa_PE.Y8"/>
    </style:style>
    <style:style style:name="ce63" style:family="table-cell" style:parent-style-name="Default" style:data-style-name="N36">
      <style:map style:condition="of:cell-content()&lt;=[.I8]" style:apply-style-name="cf1" style:base-cell-address="EduCiaa_PE.AE8"/>
    </style:style>
    <style:style style:name="ce64" style:family="table-cell" style:parent-style-name="Default" style:data-style-name="N36">
      <style:map style:condition="of:cell-content()&lt;=[.I10]" style:apply-style-name="cf1" style:base-cell-address="EduCiaa_PE.AE10"/>
    </style:style>
    <style:style style:name="ce65" style:family="table-cell" style:parent-style-name="Default" style:data-style-name="N36">
      <style:map style:condition="of:cell-content()&lt;=[.I12]" style:apply-style-name="cf1" style:base-cell-address="EduCiaa_PE.AE12"/>
    </style:style>
    <style:style style:name="ce66" style:family="table-cell" style:parent-style-name="Default" style:data-style-name="N36">
      <style:map style:condition="of:cell-content()&lt;=[.H8]" style:apply-style-name="cf1" style:base-cell-address="EduCiaa_PE.AJ8"/>
    </style:style>
    <style:style style:name="ce67" style:family="table-cell" style:parent-style-name="Default" style:data-style-name="N36">
      <style:map style:condition="of:cell-content()&lt;=[.H10]" style:apply-style-name="cf1" style:base-cell-address="EduCiaa_PE.AJ10"/>
    </style:style>
    <style:style style:name="ce68" style:family="table-cell" style:parent-style-name="Default" style:data-style-name="N36">
      <style:map style:condition="of:cell-content()&lt;=[.I10]" style:apply-style-name="cf1" style:base-cell-address="EduCiaa_PE.AK10"/>
    </style:style>
    <style:style style:name="ce69" style:family="table-cell" style:parent-style-name="Default" style:data-style-name="N36">
      <style:map style:condition="of:cell-content()&lt;=[.I8]" style:apply-style-name="cf1" style:base-cell-address="EduCiaa_PE.AK8"/>
    </style:style>
    <style:style style:name="ce70" style:family="table-cell" style:parent-style-name="Default" style:data-style-name="N36">
      <style:map style:condition="of:cell-content()&lt;=[.H9]" style:apply-style-name="cf1" style:base-cell-address="EduCiaa_PE.AD9"/>
    </style:style>
    <style:style style:name="ce71" style:family="table-cell" style:parent-style-name="Default" style:data-style-name="N36">
      <style:map style:condition="of:cell-content()&lt;=[.H10]" style:apply-style-name="cf1" style:base-cell-address="EduCiaa_PE.AD10"/>
    </style:style>
    <style:style style:name="ce72" style:family="table-cell" style:parent-style-name="Default" style:data-style-name="N36">
      <style:map style:condition="of:cell-content()&lt;=[.H8]" style:apply-style-name="cf1" style:base-cell-address="EduCiaa_PE.AD8"/>
    </style:style>
    <style:style style:name="ce73" style:family="table-cell" style:parent-style-name="Default" style:data-style-name="N36">
      <style:map style:condition="of:cell-content()&lt;=[.H12]" style:apply-style-name="cf1" style:base-cell-address="EduCiaa_PE.AD12"/>
    </style:style>
    <style:style style:name="ce74" style:family="table-cell" style:parent-style-name="Default" style:data-style-name="N36">
      <style:map style:condition="of:cell-content()&lt;=[.I9]" style:apply-style-name="cf1" style:base-cell-address="EduCiaa_PE.AE9"/>
    </style:style>
    <style:style style:name="ce75" style:family="table-cell" style:parent-style-name="Default" style:data-style-name="N36">
      <style:map style:condition="of:cell-content()&lt;=[.H13]" style:apply-style-name="cf1" style:base-cell-address="EduCiaa_PE.AD13"/>
    </style:style>
    <style:style style:name="ce76" style:family="table-cell" style:parent-style-name="Default" style:data-style-name="N36">
      <style:map style:condition="of:cell-content()&lt;=[.I13]" style:apply-style-name="cf1" style:base-cell-address="EduCiaa_PE.AE13"/>
    </style:style>
    <style:style style:name="ce77" style:family="table-cell" style:parent-style-name="Default" style:data-style-name="N36">
      <style:map style:condition="of:cell-content()&lt;=[.H13]" style:apply-style-name="cf1" style:base-cell-address="EduCiaa_PE.AJ13"/>
    </style:style>
    <style:style style:name="ce78" style:family="table-cell" style:parent-style-name="Default" style:data-style-name="N36">
      <style:map style:condition="of:cell-content()&lt;=[.I14]" style:apply-style-name="cf1" style:base-cell-address="EduCiaa_PE.AE14"/>
    </style:style>
    <style:style style:name="ce79" style:family="table-cell" style:parent-style-name="Default" style:data-style-name="N36">
      <style:map style:condition="of:cell-content()&lt;=[.H14]" style:apply-style-name="cf1" style:base-cell-address="EduCiaa_PE.AD14"/>
    </style:style>
    <style:style style:name="ce80" style:family="table-cell" style:parent-style-name="Default" style:data-style-name="N36">
      <style:map style:condition="of:cell-content()&lt;=[.I13]" style:apply-style-name="cf1" style:base-cell-address="EduCiaa_PE.AK13"/>
    </style:style>
    <style:style style:name="ce81" style:family="table-cell" style:parent-style-name="Default" style:data-style-name="N36">
      <style:map style:condition="of:cell-content()&lt;=[.I15]" style:apply-style-name="cf1" style:base-cell-address="EduCiaa_PE.AE15"/>
    </style:style>
    <style:style style:name="ce82" style:family="table-cell" style:parent-style-name="Default" style:data-style-name="N36">
      <style:map style:condition="of:cell-content()&lt;=[.H15]" style:apply-style-name="cf1" style:base-cell-address="EduCiaa_PE.AD15"/>
    </style:style>
    <style:style style:name="ce83" style:family="table-cell" style:parent-style-name="Default" style:data-style-name="N36">
      <style:map style:condition="of:cell-content()&lt;=[.H16]" style:apply-style-name="cf1" style:base-cell-address="EduCiaa_PE.AD16"/>
    </style:style>
    <style:style style:name="ce84" style:family="table-cell" style:parent-style-name="Default" style:data-style-name="N36">
      <style:map style:condition="of:cell-content()&lt;=[.I16]" style:apply-style-name="cf1" style:base-cell-address="EduCiaa_PE.AE16"/>
    </style:style>
    <style:style style:name="ce85" style:family="table-cell" style:parent-style-name="Default" style:data-style-name="N36">
      <style:map style:condition="of:cell-content()&lt;=[.H17]" style:apply-style-name="cf1" style:base-cell-address="EduCiaa_PE.AD17"/>
    </style:style>
    <style:style style:name="ce86" style:family="table-cell" style:parent-style-name="Default" style:data-style-name="N36">
      <style:map style:condition="of:cell-content()&lt;=[.I17]" style:apply-style-name="cf1" style:base-cell-address="EduCiaa_PE.AE17"/>
    </style:style>
    <style:style style:name="ce87" style:family="table-cell" style:parent-style-name="Default" style:data-style-name="N36">
      <style:map style:condition="of:cell-content()&lt;=[.H16]" style:apply-style-name="cf1" style:base-cell-address="EduCiaa_PE.AJ16"/>
    </style:style>
    <style:style style:name="ce88" style:family="table-cell" style:parent-style-name="Default" style:data-style-name="N36">
      <style:map style:condition="of:cell-content()&lt;=[.H17]" style:apply-style-name="cf1" style:base-cell-address="EduCiaa_PE.AJ17"/>
    </style:style>
    <style:style style:name="ce89" style:family="table-cell" style:parent-style-name="Default" style:data-style-name="N36">
      <style:map style:condition="of:cell-content()&lt;=[.I16]" style:apply-style-name="cf1" style:base-cell-address="EduCiaa_PE.AK16"/>
    </style:style>
    <style:style style:name="ce90" style:family="table-cell" style:parent-style-name="Default" style:data-style-name="N36">
      <style:map style:condition="of:cell-content()&lt;=[.I17]" style:apply-style-name="cf1" style:base-cell-address="EduCiaa_PE.AK17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duCiaa_PE" table:style-name="ta1">
        <table:table-column table:style-name="co1" table:number-columns-repeated="8" table:default-cell-style-name="ce1"/>
        <table:table-column table:style-name="co2" table:default-cell-style-name="ce1"/>
        <table:table-column-group>
          <table:table-column table:style-name="co1" table:default-cell-style-name="ce1"/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2" table:default-cell-style-name="ce1"/>
        <table:table-column-group>
          <table:table-column-group>
            <table:table-column table:style-name="co1" table:number-columns-repeated="2" table:default-cell-style-name="ce1"/>
          </table:table-column-group>
          <table:table-column table:style-name="co1" table:default-cell-style-name="ce1"/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2" table:default-cell-style-name="ce1"/>
        <table:table-column-group>
          <table:table-column-group>
            <table:table-column table:style-name="co1" table:number-columns-repeated="2" table:default-cell-style-name="ce1"/>
          </table:table-column-group>
          <table:table-column table:style-name="co1" table:default-cell-style-name="ce1"/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2" table:default-cell-style-name="ce1"/>
        <table:table-column-group>
          <table:table-column-group>
            <table:table-column table:style-name="co1" table:number-columns-repeated="2" table:default-cell-style-name="ce1"/>
          </table:table-column-group>
          <table:table-column table:style-name="co1" table:default-cell-style-name="ce1"/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2" table:default-cell-style-name="ce1"/>
        <table:table-column-group>
          <table:table-column-group>
            <table:table-column table:style-name="co1" table:number-columns-repeated="2" table:default-cell-style-name="ce1"/>
          </table:table-column-group>
          <table:table-column table:style-name="co1" table:default-cell-style-name="ce1"/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2" table:default-cell-style-name="ce1"/>
        <table:table-column-group>
          <table:table-column-group>
            <table:table-column table:style-name="co1" table:number-columns-repeated="2" table:default-cell-style-name="ce1"/>
          </table:table-column-group>
        </table:table-column-group>
        <table:table-column table:style-name="co1" table:number-columns-repeated="16345" table:default-cell-style-name="ce1"/>
        <table:table-row table:style-name="ro1">
          <table:table-cell table:number-columns-repeated="7" table:style-name="ce1"/>
          <table:table-cell office:value-type="string" table:style-name="ce2">
            <text:p>Board Qty:</text:p>
          </table:table-cell>
          <table:table-cell office:value-type="float" office:value="100" table:style-name="ce2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3">
            <text:p>Total Cost:</text:p>
          </table:table-cell>
          <table:table-cell office:value-type="float" office:value="1074.338" table:formula="of:=SUM([.I7:.I17])" table:style-name="ce4">
            <text:p>$1,074.34</text:p>
          </table:table-cell>
          <table:table-cell table:number-columns-repeated="3" table:style-name="ce1"/>
          <table:table-cell office:value-type="float" office:value="1322.9090000000001" table:formula="of:=SUM([.M7:.M17])" table:style-name="ce4">
            <text:p>$1,322.91</text:p>
          </table:table-cell>
          <table:table-cell table:number-columns-repeated="5" table:style-name="ce1"/>
          <table:table-cell office:value-type="float" office:value="1486.3716399999948" table:formula="of:=SUM([.S7:.S17])" table:style-name="ce4">
            <text:p>$1,486.37</text:p>
          </table:table-cell>
          <table:table-cell table:number-columns-repeated="5" table:style-name="ce1"/>
          <table:table-cell office:value-type="float" office:value="818.09999999999991" table:formula="of:=SUM([.Y7:.Y17])" table:style-name="ce4">
            <text:p>$818.10</text:p>
          </table:table-cell>
          <table:table-cell table:number-columns-repeated="5" table:style-name="ce1"/>
          <table:table-cell office:value-type="float" office:value="2028.1" table:formula="of:=SUM([.AE7:.AE17])" table:style-name="ce4">
            <text:p>$2,028.10</text:p>
          </table:table-cell>
          <table:table-cell table:number-columns-repeated="5" table:style-name="ce1"/>
          <table:table-cell office:value-type="float" office:value="33531.059399999824" table:formula="of:=SUM([.AK7:.AK17])" table:style-name="ce4">
            <text:p>$33,531.06</text:p>
          </table:table-cell>
          <table:table-cell table:number-columns-repeated="16347" table:style-name="ce1"/>
        </table:table-row>
        <table:table-row table:style-name="ro1">
          <table:table-cell table:number-columns-repeated="7" table:style-name="ce1"/>
          <table:table-cell office:value-type="string" table:style-name="ce3">
            <text:p>Unit Cost:</text:p>
          </table:table-cell>
          <table:table-cell office:value-type="float" office:value="10.74338" table:formula="of:=$$TotalCost/$$BoardQty" table:style-name="ce5">
            <text:p>$10.74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9" table:number-rows-spanned="1" table:style-name="ce9">
            <text:p>Global Part Info</text:p>
          </table:table-cell>
          <table:covered-table-cell table:number-columns-repeated="8"/>
          <table:table-cell office:value-type="string" table:number-columns-spanned="6" table:number-rows-spanned="1" table:style-name="ce10">
            <text:p>Digi-Key</text:p>
          </table:table-cell>
          <table:covered-table-cell table:number-columns-repeated="5"/>
          <table:table-cell office:value-type="string" table:number-columns-spanned="6" table:number-rows-spanned="1" table:style-name="ce11">
            <text:p>Farnell</text:p>
          </table:table-cell>
          <table:covered-table-cell table:number-columns-repeated="5"/>
          <table:table-cell office:value-type="string" table:number-columns-spanned="6" table:number-rows-spanned="1" table:style-name="ce12">
            <text:p>Mouser</text:p>
          </table:table-cell>
          <table:covered-table-cell table:number-columns-repeated="5"/>
          <table:table-cell office:value-type="string" table:number-columns-spanned="6" table:number-rows-spanned="1" table:style-name="ce13">
            <text:p>Newark</text:p>
          </table:table-cell>
          <table:covered-table-cell table:number-columns-repeated="5"/>
          <table:table-cell office:value-type="string" table:number-columns-spanned="6" table:number-rows-spanned="1" table:style-name="ce14">
            <text:p>Rs Components</text:p>
          </table:table-cell>
          <table:covered-table-cell table:number-columns-repeated="5"/>
          <table:table-cell table:number-columns-repeated="16345"/>
        </table:table-row>
        <table:table-row table:style-name="ro4">
          <table:table-cell office:value-type="string" table:style-name="ce6">
            <office:annotation draw:style-name="a0" svg:x="0.8125in" svg:y="1.02083333333333in" svg:width="1.33333333333333in" svg:height="1.05208333333333in">
              <dc:creator/>
              <text:p><text:span text:style-name="T1">Schematic identifier for each part.</text:span></text:p>
            </office:annotation>
            <text:p>Refs</text:p>
          </table:table-cell>
          <table:table-cell office:value-type="string" table:style-name="ce6">
            <office:annotation draw:style-name="a1" svg:x="1.47916666666667in" svg:y="1.02083333333333in" svg:width="1.33333333333333in" svg:height="1.05208333333333in">
              <dc:creator/>
              <text:p><text:span text:style-name="T1">Value of each part.</text:span></text:p>
            </office:annotation>
            <text:p>Value</text:p>
          </table:table-cell>
          <table:table-cell office:value-type="string" table:style-name="ce6">
            <office:annotation draw:style-name="a2" svg:x="2.14583333333333in" svg:y="1.02083333333333in" svg:width="1.33333333333333in" svg:height="1.05208333333333in">
              <dc:creator/>
              <text:p><text:span text:style-name="T1">Description of each part.</text:span></text:p>
            </office:annotation>
            <text:p>Desc</text:p>
          </table:table-cell>
          <table:table-cell office:value-type="string" table:style-name="ce6">
            <office:annotation draw:style-name="a3" svg:x="2.8125in" svg:y="1.02083333333333in" svg:width="1.33333333333333in" svg:height="1.05208333333333in">
              <dc:creator/>
              <text:p><text:span text:style-name="T1">PCB footprint for each part.</text:span></text:p>
            </office:annotation>
            <text:p>Footprint</text:p>
          </table:table-cell>
          <table:table-cell office:value-type="string" table:style-name="ce6">
            <office:annotation draw:style-name="a4" svg:x="3.47916666666667in" svg:y="1.02083333333333in" svg:width="1.33333333333333in" svg:height="1.05208333333333in">
              <dc:creator/>
              <text:p><text:span text:style-name="T1">Manufacturer of each part.</text:span></text:p>
            </office:annotation>
            <text:p>Manf</text:p>
          </table:table-cell>
          <table:table-cell office:value-type="string" table:style-name="ce6">
            <office:annotation draw:style-name="a5" svg:x="4.14583333333333in" svg:y="1.02083333333333in" svg:width="1.33333333333333in" svg:height="1.05208333333333in">
              <dc:creator/>
              <text:p><text:span text:style-name="T1">Manufacturer number for each part.</text:span></text:p>
            </office:annotation>
            <text:p>Manf#</text:p>
          </table:table-cell>
          <table:table-cell office:value-type="string" table:style-name="ce6">
            <office:annotation draw:style-name="a6" svg:x="4.8125in" svg:y="1.02083333333333in" svg:width="1.8125in" svg:height="1.05208333333333in">
              <dc:creator/>
              <text:p><text:span text:style-name="T1">Total number of each part needed to assemble the board.</text:span></text:p>
            </office:annotation>
            <text:p>Qty</text:p>
          </table:table-cell>
          <table:table-cell office:value-type="string" table:style-name="ce6">
            <office:annotation draw:style-name="a7" svg:x="5.47916666666667in" svg:y="1.02083333333333in" svg:width="1.8125in" svg:height="1.05208333333333in">
              <dc:creator/>
              <text:p><text:span text:style-name="T1">Minimum unit price for each part across all distributors.</text:span></text:p>
            </office:annotation>
            <text:p>Unit$</text:p>
          </table:table-cell>
          <table:table-cell office:value-type="string" table:style-name="ce6">
            <office:annotation draw:style-name="a8" svg:x="6.625in" svg:y="1.02083333333333in" svg:width="1.33333333333333in" svg:height="1.05208333333333in">
              <dc:creator/>
              <text:p><text:span text:style-name="T1">Minimum extended price for each part across all distributors.</text:span></text:p>
            </office:annotation>
            <text:p>Ext$</text:p>
          </table:table-cell>
          <table:table-cell office:value-type="string" table:style-name="ce6">
            <office:annotation draw:style-name="a9" svg:x="7.29166666666667in" svg:y="1.02083333333333in" svg:width="1.33333333333333in" svg:height="1.05208333333333in">
              <dc:creator/>
              <text:p><text:span text:style-name="T1">Available quantity of each part at the distributor.</text:span></text:p>
            </office:annotation>
            <text:p>Avail</text:p>
          </table:table-cell>
          <table:table-cell office:value-type="string" table:style-name="ce6">
            <office:annotation draw:style-name="a10" svg:x="7.95833333333333in" svg:y="1.02083333333333in" svg:width="1.8125in" svg:height="1.05208333333333in">
              <dc:creator/>
              <text:p><text:span text:style-name="T1">Purchase quantity of each part from this distributor.</text:span></text:p>
            </office:annotation>
            <text:p>Purch</text:p>
          </table:table-cell>
          <table:table-cell office:value-type="string" table:style-name="ce6">
            <office:annotation draw:style-name="a11" svg:x="8.625in" svg:y="1.02083333333333in" svg:width="1.8125in" svg:height="1.05208333333333in">
              <dc:creator/>
              <text:p><text:span text:style-name="T1">Unit price of each part from this distributor.</text:span></text:p>
            </office:annotation>
            <text:p>Unit$</text:p>
          </table:table-cell>
          <table:table-cell office:value-type="string" table:style-name="ce6">
            <office:annotation draw:style-name="a12" svg:x="9.77083333333333in" svg:y="1.02083333333333in" svg:width="1.33333333333333in" svg:height="1.05208333333333in">
              <dc:creator/>
              <text:p><text:span text:style-name="T1">(Unit Price) x (Purchase Qty) of each part from this distributor.</text:span></text:p>
            </office:annotation>
            <text:p>Ext$</text:p>
          </table:table-cell>
          <table:table-cell office:value-type="string" table:style-name="ce6">
            <office:annotation draw:style-name="a13" svg:x="10.4375in" svg:y="1.02083333333333in" svg:width="1.33333333333333in" svg:height="1.05208333333333in">
              <dc:creator/>
              <text:p><text:span text:style-name="T1">Distributor-assigned part number for each part.</text:span></text:p>
            </office:annotation>
            <text:p>Cat#</text:p>
          </table:table-cell>
          <table:table-cell office:value-type="string" table:style-name="ce6">
            <office:annotation draw:style-name="a14" svg:x="11.1041666666667in" svg:y="1.02083333333333in" svg:width="1.33333333333333in" svg:height="1.05208333333333in">
              <dc:creator/>
              <text:p><text:span text:style-name="T1">Link to distributor webpage for each part.</text:span></text:p>
            </office:annotation>
            <text:p>Doc</text:p>
          </table:table-cell>
          <table:table-cell office:value-type="string" table:style-name="ce6">
            <office:annotation draw:style-name="a15" svg:x="11.7708333333333in" svg:y="1.02083333333333in" svg:width="1.33333333333333in" svg:height="1.05208333333333in">
              <dc:creator/>
              <text:p><text:span text:style-name="T1">Available quantity of each part at the distributor.</text:span></text:p>
            </office:annotation>
            <text:p>Avail</text:p>
          </table:table-cell>
          <table:table-cell office:value-type="string" table:style-name="ce6">
            <office:annotation draw:style-name="a16" svg:x="12.4375in" svg:y="1.02083333333333in" svg:width="1.8125in" svg:height="1.05208333333333in">
              <dc:creator/>
              <text:p><text:span text:style-name="T1">Purchase quantity of each part from this distributor.</text:span></text:p>
            </office:annotation>
            <text:p>Purch</text:p>
          </table:table-cell>
          <table:table-cell office:value-type="string" table:style-name="ce6">
            <office:annotation draw:style-name="a17" svg:x="13.1041666666667in" svg:y="1.02083333333333in" svg:width="1.8125in" svg:height="1.05208333333333in">
              <dc:creator/>
              <text:p><text:span text:style-name="T1">Unit price of each part from this distributor.</text:span></text:p>
            </office:annotation>
            <text:p>Unit$</text:p>
          </table:table-cell>
          <table:table-cell office:value-type="string" table:style-name="ce6">
            <office:annotation draw:style-name="a18" svg:x="14.25in" svg:y="1.02083333333333in" svg:width="1.33333333333333in" svg:height="1.05208333333333in">
              <dc:creator/>
              <text:p><text:span text:style-name="T1">(Unit Price) x (Purchase Qty) of each part from this distributor.</text:span></text:p>
            </office:annotation>
            <text:p>Ext$</text:p>
          </table:table-cell>
          <table:table-cell office:value-type="string" table:style-name="ce6">
            <office:annotation draw:style-name="a19" svg:x="14.9166666666667in" svg:y="1.02083333333333in" svg:width="1.33333333333333in" svg:height="1.05208333333333in">
              <dc:creator/>
              <text:p><text:span text:style-name="T1">Distributor-assigned part number for each part.</text:span></text:p>
            </office:annotation>
            <text:p>Cat#</text:p>
          </table:table-cell>
          <table:table-cell office:value-type="string" table:style-name="ce6">
            <office:annotation draw:style-name="a20" svg:x="15.5833333333333in" svg:y="1.02083333333333in" svg:width="1.33333333333333in" svg:height="1.05208333333333in">
              <dc:creator/>
              <text:p><text:span text:style-name="T1">Link to distributor webpage for each part.</text:span></text:p>
            </office:annotation>
            <text:p>Doc</text:p>
          </table:table-cell>
          <table:table-cell office:value-type="string" table:style-name="ce6">
            <office:annotation draw:style-name="a21" svg:x="16.25in" svg:y="1.02083333333333in" svg:width="1.33333333333333in" svg:height="1.05208333333333in">
              <dc:creator/>
              <text:p><text:span text:style-name="T1">Available quantity of each part at the distributor.</text:span></text:p>
            </office:annotation>
            <text:p>Avail</text:p>
          </table:table-cell>
          <table:table-cell office:value-type="string" table:style-name="ce6">
            <office:annotation draw:style-name="a22" svg:x="16.9166666666667in" svg:y="1.02083333333333in" svg:width="1.8125in" svg:height="1.05208333333333in">
              <dc:creator/>
              <text:p><text:span text:style-name="T1">Purchase quantity of each part from this distributor.</text:span></text:p>
            </office:annotation>
            <text:p>Purch</text:p>
          </table:table-cell>
          <table:table-cell office:value-type="string" table:style-name="ce6">
            <office:annotation draw:style-name="a23" svg:x="17.5833333333333in" svg:y="1.02083333333333in" svg:width="1.8125in" svg:height="1.05208333333333in">
              <dc:creator/>
              <text:p><text:span text:style-name="T1">Unit price of each part from this distributor.</text:span></text:p>
            </office:annotation>
            <text:p>Unit$</text:p>
          </table:table-cell>
          <table:table-cell office:value-type="string" table:style-name="ce6">
            <office:annotation draw:style-name="a24" svg:x="18.7291666666667in" svg:y="1.02083333333333in" svg:width="1.33333333333333in" svg:height="1.05208333333333in">
              <dc:creator/>
              <text:p><text:span text:style-name="T1">(Unit Price) x (Purchase Qty) of each part from this distributor.</text:span></text:p>
            </office:annotation>
            <text:p>Ext$</text:p>
          </table:table-cell>
          <table:table-cell office:value-type="string" table:style-name="ce6">
            <office:annotation draw:style-name="a25" svg:x="19.3958333333333in" svg:y="1.02083333333333in" svg:width="1.33333333333333in" svg:height="1.05208333333333in">
              <dc:creator/>
              <text:p><text:span text:style-name="T1">Distributor-assigned part number for each part.</text:span></text:p>
            </office:annotation>
            <text:p>Cat#</text:p>
          </table:table-cell>
          <table:table-cell office:value-type="string" table:style-name="ce6">
            <office:annotation draw:style-name="a26" svg:x="20.0625in" svg:y="1.02083333333333in" svg:width="1.33333333333333in" svg:height="1.05208333333333in">
              <dc:creator/>
              <text:p><text:span text:style-name="T1">Link to distributor webpage for each part.</text:span></text:p>
            </office:annotation>
            <text:p>Doc</text:p>
          </table:table-cell>
          <table:table-cell office:value-type="string" table:style-name="ce6">
            <office:annotation draw:style-name="a27" svg:x="20.7291666666667in" svg:y="1.02083333333333in" svg:width="1.33333333333333in" svg:height="1.05208333333333in">
              <dc:creator/>
              <text:p><text:span text:style-name="T1">Available quantity of each part at the distributor.</text:span></text:p>
            </office:annotation>
            <text:p>Avail</text:p>
          </table:table-cell>
          <table:table-cell office:value-type="string" table:style-name="ce6">
            <office:annotation draw:style-name="a28" svg:x="21.3958333333333in" svg:y="1.02083333333333in" svg:width="1.8125in" svg:height="1.05208333333333in">
              <dc:creator/>
              <text:p><text:span text:style-name="T1">Purchase quantity of each part from this distributor.</text:span></text:p>
            </office:annotation>
            <text:p>Purch</text:p>
          </table:table-cell>
          <table:table-cell office:value-type="string" table:style-name="ce6">
            <office:annotation draw:style-name="a29" svg:x="22.0625in" svg:y="1.02083333333333in" svg:width="1.8125in" svg:height="1.05208333333333in">
              <dc:creator/>
              <text:p><text:span text:style-name="T1">Unit price of each part from this distributor.</text:span></text:p>
            </office:annotation>
            <text:p>Unit$</text:p>
          </table:table-cell>
          <table:table-cell office:value-type="string" table:style-name="ce6">
            <office:annotation draw:style-name="a30" svg:x="23.2083333333333in" svg:y="1.02083333333333in" svg:width="1.33333333333333in" svg:height="1.05208333333333in">
              <dc:creator/>
              <text:p><text:span text:style-name="T1">(Unit Price) x (Purchase Qty) of each part from this distributor.</text:span></text:p>
            </office:annotation>
            <text:p>Ext$</text:p>
          </table:table-cell>
          <table:table-cell office:value-type="string" table:style-name="ce6">
            <office:annotation draw:style-name="a31" svg:x="23.875in" svg:y="1.02083333333333in" svg:width="1.33333333333333in" svg:height="1.05208333333333in">
              <dc:creator/>
              <text:p><text:span text:style-name="T1">Distributor-assigned part number for each part.</text:span></text:p>
            </office:annotation>
            <text:p>Cat#</text:p>
          </table:table-cell>
          <table:table-cell office:value-type="string" table:style-name="ce6">
            <office:annotation draw:style-name="a32" svg:x="24.5416666666667in" svg:y="1.02083333333333in" svg:width="1.33333333333333in" svg:height="1.05208333333333in">
              <dc:creator/>
              <text:p><text:span text:style-name="T1">Link to distributor webpage for each part.</text:span></text:p>
            </office:annotation>
            <text:p>Doc</text:p>
          </table:table-cell>
          <table:table-cell office:value-type="string" table:style-name="ce6">
            <office:annotation draw:style-name="a33" svg:x="25.2083333333333in" svg:y="1.02083333333333in" svg:width="1.33333333333333in" svg:height="1.05208333333333in">
              <dc:creator/>
              <text:p><text:span text:style-name="T1">Available quantity of each part at the distributor.</text:span></text:p>
            </office:annotation>
            <text:p>Avail</text:p>
          </table:table-cell>
          <table:table-cell office:value-type="string" table:style-name="ce6">
            <office:annotation draw:style-name="a34" svg:x="25.875in" svg:y="1.02083333333333in" svg:width="1.8125in" svg:height="1.05208333333333in">
              <dc:creator/>
              <text:p><text:span text:style-name="T1">Purchase quantity of each part from this distributor.</text:span></text:p>
            </office:annotation>
            <text:p>Purch</text:p>
          </table:table-cell>
          <table:table-cell office:value-type="string" table:style-name="ce6">
            <office:annotation draw:style-name="a35" svg:x="26.5416666666667in" svg:y="1.02083333333333in" svg:width="1.8125in" svg:height="1.05208333333333in">
              <dc:creator/>
              <text:p><text:span text:style-name="T1">Unit price of each part from this distributor.</text:span></text:p>
            </office:annotation>
            <text:p>Unit$</text:p>
          </table:table-cell>
          <table:table-cell office:value-type="string" table:style-name="ce6">
            <office:annotation draw:style-name="a36" svg:x="27.6875in" svg:y="1.02083333333333in" svg:width="1.33333333333333in" svg:height="1.05208333333333in">
              <dc:creator/>
              <text:p><text:span text:style-name="T1">(Unit Price) x (Purchase Qty) of each part from this distributor.</text:span></text:p>
            </office:annotation>
            <text:p>Ext$</text:p>
          </table:table-cell>
          <table:table-cell office:value-type="string" table:style-name="ce6">
            <office:annotation draw:style-name="a37" svg:x="28.3541666666667in" svg:y="1.02083333333333in" svg:width="1.33333333333333in" svg:height="1.05208333333333in">
              <dc:creator/>
              <text:p><text:span text:style-name="T1">Distributor-assigned part number for each part.</text:span></text:p>
            </office:annotation>
            <text:p>Cat#</text:p>
          </table:table-cell>
          <table:table-cell office:value-type="string" table:style-name="ce6">
            <office:annotation draw:style-name="a38" svg:x="29.0208333333333in" svg:y="1.02083333333333in" svg:width="1.33333333333333in" svg:height="1.05208333333333in">
              <dc:creator/>
              <text:p><text:span text:style-name="T1">Link to distributor webpage for each part.</text:span></text:p>
            </office:annotation>
            <text:p>Doc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F1-F3</text:p>
          </table:table-cell>
          <table:table-cell office:value-type="string" table:style-name="ce1">
            <text:p>FIDUCIAL</text:p>
          </table:table-cell>
          <table:table-cell table:style-name="ce1"/>
          <table:table-cell office:value-type="string" table:style-name="ce1">
            <text:p>Footprints:Fiducial_1mm</text:p>
          </table:table-cell>
          <table:table-cell table:number-columns-repeated="2" table:style-name="ce1"/>
          <table:table-cell office:value-type="float" office:value="300" table:formula="of:=$$BoardQty*3" table:style-name="ce1">
            <text:p>300</text:p>
          </table:table-cell>
          <table:table-cell office:value-type="float" office:value="0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00</text:p>
          </table:table-cell>
          <table:table-cell office:value-type="float" office:value="0" table:formula="of:=IFERROR([.G7]*[.H7];&quot;&quot;)" table:style-name="ce7">
            <text:p>$0.0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U1,U2</text:p>
          </table:table-cell>
          <table:table-cell office:value-type="string" table:style-name="ce1">
            <text:p>MAX3232</text:p>
          </table:table-cell>
          <table:table-cell table:style-name="ce1"/>
          <table:table-cell office:value-type="string" table:style-name="ce1">
            <text:p>Footprints:SOIC-16N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MAX3232CDWR</text:p>
          </table:table-cell>
          <table:table-cell office:value-type="float" office:value="200" table:formula="of:=$$BoardQty*2" table:style-name="ce1">
            <text:p>200</text:p>
          </table:table-cell>
          <table:table-cell office:value-type="float" office:value="0.80400000000000005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80</text:p>
          </table:table-cell>
          <table:table-cell office:value-type="float" office:value="160.80000000000001" table:formula="of:=IFERROR([.G8]*[.H8];&quot;&quot;)" table:style-name="ce7">
            <text:p>$160.80</text:p>
          </table:table-cell>
          <table:table-cell office:value-type="float" office:value="3365" table:style-name="ce1">
            <text:p>3365</text:p>
          </table:table-cell>
          <table:table-cell table:style-name="ce1"/>
          <table:table-cell office:value-type="float" office:value="1.3163" table:formula="of:=IFERROR(LOOKUP(IF([.K8]=&quot;&quot;;[.G8];[.K8]);{0;1;10;100;360;500;1000;2000;6000;10000};{0;1.82;1.638;1.3163;1.5;1.0815;0.8961;0.81;0.78;0.75});&quot;&quot;)" table:style-name="ce20">
            <text:p>$1.32</text:p>
          </table:table-cell>
          <table:table-cell office:value-type="float" office:value="263.26" table:formula="of:=IFERROR(IF([.K8]=&quot;&quot;;[.G8];[.K8])*[.L8];&quot;&quot;)" table:style-name="ce31">
            <text:p>$263.26</text:p>
          </table:table-cell>
          <table:table-cell office:value-type="string" table:style-name="ce1">
            <text:p>296-13095-1-ND</text:p>
          </table:table-cell>
          <table:table-cell office:value-type="string" table:style-name="ce8">
            <text:p><text:a xlink:href="http://www.digikey.com/scripts/DkSearch/dksus.dll?WT.z_header=search_go&amp;lang=en&amp;keywords=296-13095-1-ND%20">Link</text:a></text:p>
          </table:table-cell>
          <table:table-cell table:number-columns-repeated="2" table:style-name="ce1"/>
          <table:table-cell office:value-type="float" office:value="1.50945999999999" table:formula="of:=IFERROR(LOOKUP(IF([.Q8]=&quot;&quot;;[.G8];[.Q8]);{0;1;25;50;100;500;2000;4000;8000};{0;2.13663;1.87087999999999;1.69017;1.50945999999999;1.08426;1.00240899999999;0.976897;0.974770999999999});&quot;&quot;)" table:style-name="ce36">
            <text:p>$1.51</text:p>
          </table:table-cell>
          <table:table-cell office:value-type="float" office:value="301.89199999999801" table:formula="of:=IFERROR(IF([.Q8]=&quot;&quot;;[.G8];[.Q8])*[.R8];&quot;&quot;)" table:style-name="ce38">
            <text:p>$301.89</text:p>
          </table:table-cell>
          <table:table-cell office:value-type="string" table:style-name="ce1">
            <text:p>1652286</text:p>
          </table:table-cell>
          <table:table-cell office:value-type="string" table:style-name="ce8">
            <text:p><text:a xlink:href="http://it.farnell.com/texas-instruments/max3232cdw/ic-transceiver-dual-soic16/dp/1652286?rpsku=rel1%3AMAX3232CDWR">Link</text:a></text:p>
          </table:table-cell>
          <table:table-cell office:value-type="float" office:value="2663" table:style-name="ce1">
            <text:p>2663</text:p>
          </table:table-cell>
          <table:table-cell table:style-name="ce1"/>
          <table:table-cell office:value-type="float" office:value="1.2" table:formula="of:=IFERROR(LOOKUP(IF([.W8]=&quot;&quot;;[.G8];[.W8]);{0;1;10;100;500;1000;2000;4000};{0;1.77;1.5;1.2;1.05;0.872;0.812;0.782});&quot;&quot;)" table:style-name="ce56">
            <text:p>$1.20</text:p>
          </table:table-cell>
          <table:table-cell office:value-type="float" office:value="240" table:formula="of:=IFERROR(IF([.W8]=&quot;&quot;;[.G8];[.W8])*[.X8];&quot;&quot;)" table:style-name="ce62">
            <text:p>$240.00</text:p>
          </table:table-cell>
          <table:table-cell office:value-type="string" table:style-name="ce1">
            <text:p>595-MAX3232CDWR</text:p>
          </table:table-cell>
          <table:table-cell office:value-type="string" table:style-name="ce8">
            <text:p><text:a xlink:href="http://www.mouser.com/ProductDetail/Texas-Instruments/MAX3232CDWR/?qs=sGAEpiMZZMtnIqnDeWcRHYwipu2X7yiIcqwEjjCwzpY%3d">Link</text:a></text:p>
          </table:table-cell>
          <table:table-cell table:number-columns-repeated="2" table:style-name="ce1"/>
          <table:table-cell office:value-type="float" office:value="0.80400000000000005" table:formula="of:=IFERROR(LOOKUP(IF([.AC8]=&quot;&quot;;[.G8];[.AC8]);{0;1;2000;4000;10000};{0;0.804;0.804;0.78;0.75});&quot;&quot;)" table:style-name="ce72">
            <text:p>$0.80</text:p>
          </table:table-cell>
          <table:table-cell office:value-type="float" office:value="160.80000000000001" table:formula="of:=IFERROR(IF([.AC8]=&quot;&quot;;[.G8];[.AC8])*[.AD8];&quot;&quot;)" table:style-name="ce63">
            <text:p>$160.80</text:p>
          </table:table-cell>
          <table:table-cell office:value-type="string" table:style-name="ce1">
            <text:p>75C1003</text:p>
          </table:table-cell>
          <table:table-cell office:value-type="string" table:style-name="ce8">
            <text:p><text:a xlink:href="http://www.newark.com/webapp/wcs/stores/servlet/Search?catalogId=15003&amp;langId=-1&amp;storeId=10194&amp;gs=true&amp;st=MAX3232CDWR%20">Link</text:a>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.77733599999999" table:formula="of:=IFERROR(LOOKUP(IF([.AI8]=&quot;&quot;;[.G8];[.AI8]);{0;1;5;10};{0;2.089858;2.089858;1.77733599999999});&quot;&quot;)" table:style-name="ce66">
            <text:p>$1.78</text:p>
          </table:table-cell>
          <table:table-cell office:value-type="float" office:value="355.467199999998" table:formula="of:=IFERROR(IF([.AI8]=&quot;&quot;;[.G8];[.AI8])*[.AJ8];&quot;&quot;)" table:style-name="ce69">
            <text:p>$355.47</text:p>
          </table:table-cell>
          <table:table-cell office:value-type="string" table:style-name="ce1">
            <text:p>660-8697</text:p>
          </table:table-cell>
          <table:table-cell office:value-type="string" table:style-name="ce8">
            <text:p><text:a xlink:href="http://it.rs-online.com/web/p/ricetrasmettitori/6608697/">Link</text:a>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C1-C12</text:p>
          </table:table-cell>
          <table:table-cell office:value-type="string" table:style-name="ce1">
            <text:p>100nF</text:p>
          </table:table-cell>
          <table:table-cell table:style-name="ce1"/>
          <table:table-cell office:value-type="string" table:style-name="ce1">
            <text:p>Footprints:C_0805_HandSoldering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805KRX7R7BB104</text:p>
          </table:table-cell>
          <table:table-cell office:value-type="float" office:value="1200" table:formula="of:=$$BoardQty*12" table:style-name="ce1">
            <text:p>1200</text:p>
          </table:table-cell>
          <table:table-cell office:value-type="float" office:value="2.1999999999999999E-2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02</text:p>
          </table:table-cell>
          <table:table-cell office:value-type="float" office:value="26.4" table:formula="of:=IFERROR([.G9]*[.H9];&quot;&quot;)" table:style-name="ce7">
            <text:p>$26.40</text:p>
          </table:table-cell>
          <table:table-cell office:value-type="float" office:value="110986" table:style-name="ce1">
            <text:p>110986</text:p>
          </table:table-cell>
          <table:table-cell table:style-name="ce1"/>
          <table:table-cell office:value-type="float" office:value="2.581E-2" table:formula="of:=IFERROR(LOOKUP(IF([.K9]=&quot;&quot;;[.G9];[.K9]);{0;1;10;100;500;1000;4000;8000;12000};{0;0.13;0.095;0.0445;0.03118;0.02581;0.01914;0.0178;0.01691});&quot;&quot;)" table:style-name="ce18">
            <text:p>$0.03</text:p>
          </table:table-cell>
          <table:table-cell office:value-type="float" office:value="30.972000000000001" table:formula="of:=IFERROR(IF([.K9]=&quot;&quot;;[.G9];[.K9])*[.L9];&quot;&quot;)" table:style-name="ce32">
            <text:p>$30.97</text:p>
          </table:table-cell>
          <table:table-cell office:value-type="string" table:style-name="ce1">
            <text:p>311-1142-1-ND</text:p>
          </table:table-cell>
          <table:table-cell office:value-type="string" table:style-name="ce8">
            <text:p><text:a xlink:href="http://www.digikey.com/scripts/DkSearch/dksus.dll?WT.z_header=search_go&amp;lang=en&amp;keywords=311-1142-1-ND%20">Link</text:a></text:p>
          </table:table-cell>
          <table:table-cell table:number-columns-repeated="2" table:style-name="ce1"/>
          <table:table-cell office:value-type="float" office:value="2.33859999999999E-2" table:formula="of:=IFERROR(LOOKUP(IF([.Q9]=&quot;&quot;;[.G9];[.Q9]);{0;1;100;500;1000;2000};{0;0.0380553999999999;0.0380553999999999;0.0293387999999999;0.0233859999999999;0.018071});&quot;&quot;)" table:style-name="ce33">
            <text:p>$0.02</text:p>
          </table:table-cell>
          <table:table-cell office:value-type="float" office:value="28.063199999999881" table:formula="of:=IFERROR(IF([.Q9]=&quot;&quot;;[.G9];[.Q9])*[.R9];&quot;&quot;)" table:style-name="ce37">
            <text:p>$28.06</text:p>
          </table:table-cell>
          <table:table-cell office:value-type="string" table:style-name="ce1">
            <text:p>644160</text:p>
          </table:table-cell>
          <table:table-cell office:value-type="string" table:style-name="ce8">
            <text:p><text:a xlink:href="http://it.farnell.com/yageo-phycomp/cc0805krx7r7bb104/condensatore-mlcc-x7r-100nf-16v/dp/644160">Link</text:a></text:p>
          </table:table-cell>
          <table:table-cell office:value-type="float" office:value="15900" table:style-name="ce1">
            <text:p>15900</text:p>
          </table:table-cell>
          <table:table-cell table:style-name="ce1"/>
          <table:table-cell office:value-type="float" office:value="2.1999999999999999E-2" table:formula="of:=IFERROR(LOOKUP(IF([.W9]=&quot;&quot;;[.G9];[.W9]);{0;1;10;100;1000;4000;8000;48000;100000};{0;0.12;0.062;0.027;0.022;0.017;0.015;0.012;0.011});&quot;&quot;)" table:style-name="ce55">
            <text:p>$0.02</text:p>
          </table:table-cell>
          <table:table-cell office:value-type="float" office:value="26.4" table:formula="of:=IFERROR(IF([.W9]=&quot;&quot;;[.G9];[.W9])*[.X9];&quot;&quot;)" table:style-name="ce60">
            <text:p>$26.40</text:p>
          </table:table-cell>
          <table:table-cell office:value-type="string" table:style-name="ce1">
            <text:p>603-CC805KRX7R7BB104</text:p>
          </table:table-cell>
          <table:table-cell office:value-type="string" table:style-name="ce8">
            <text:p><text:a xlink:href="http://www.mouser.com/Search/Refine.aspx?Keyword=CC0805KRX7R7BB104%20">Link</text:a></text:p>
          </table:table-cell>
          <table:table-cell table:number-columns-repeated="2" table:style-name="ce1"/>
          <table:table-cell office:value-type="float" office:value="2.5000000000000001E-2" table:formula="of:=IFERROR(LOOKUP(IF([.AC9]=&quot;&quot;;[.G9];[.AC9]);{0;1;10;25;100;250;500;1000};{0;0.139;0.099;0.07;0.045;0.037;0.032;0.025});&quot;&quot;)" table:style-name="ce70">
            <text:p>$0.03</text:p>
          </table:table-cell>
          <table:table-cell office:value-type="float" office:value="30" table:formula="of:=IFERROR(IF([.AC9]=&quot;&quot;;[.G9];[.AC9])*[.AD9];&quot;&quot;)" table:style-name="ce74">
            <text:p>$30.00</text:p>
          </table:table-cell>
          <table:table-cell office:value-type="string" table:style-name="ce1">
            <text:p>68R4903</text:p>
          </table:table-cell>
          <table:table-cell office:value-type="string" table:style-name="ce8">
            <text:p><text:a xlink:href="http://www.newark.com/yageo/cc0805krx7r7bb104/ceramic-capacitor-0-1uf-16v-x7r/dp/68R4903">Link</text:a>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1">
            <text:p>J1,J2</text:p>
          </table:table-cell>
          <table:table-cell office:value-type="string" table:style-name="ce1">
            <text:p>DB9</text:p>
          </table:table-cell>
          <table:table-cell table:style-name="ce1"/>
          <table:table-cell office:value-type="string" table:style-name="ce1">
            <text:p>Footprints:DB9_F_TH</text:p>
          </table:table-cell>
          <table:table-cell office:value-type="string" table:style-name="ce1">
            <text:p>TE Connectivity AMP Connectors</text:p>
          </table:table-cell>
          <table:table-cell office:value-type="string" table:style-name="ce1">
            <text:p>1734354-1</text:p>
          </table:table-cell>
          <table:table-cell office:value-type="float" office:value="200" table:formula="of:=$$BoardQty*2" table:style-name="ce1">
            <text:p>200</text:p>
          </table:table-cell>
          <table:table-cell office:value-type="float" office:value="0.96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96</text:p>
          </table:table-cell>
          <table:table-cell office:value-type="float" office:value="192" table:formula="of:=IFERROR([.G10]*[.H10];&quot;&quot;)" table:style-name="ce7">
            <text:p>$192.00</text:p>
          </table:table-cell>
          <table:table-cell office:value-type="float" office:value="16451" table:style-name="ce1">
            <text:p>16451</text:p>
          </table:table-cell>
          <table:table-cell table:style-name="ce1"/>
          <table:table-cell office:value-type="float" office:value="1.0661" table:formula="of:=IFERROR(LOOKUP(IF([.K10]=&quot;&quot;;[.G10];[.K10]);{0;1;10;50;100;250;500;1000;2500};{0;1.37;1.244;1.1168;1.0661;0.96456;0.88842;0.76151;0.71074});&quot;&quot;)" table:style-name="ce15">
            <text:p>$1.07</text:p>
          </table:table-cell>
          <table:table-cell office:value-type="float" office:value="213.22" table:formula="of:=IFERROR(IF([.K10]=&quot;&quot;;[.G10];[.K10])*[.L10];&quot;&quot;)" table:style-name="ce25">
            <text:p>$213.22</text:p>
          </table:table-cell>
          <table:table-cell office:value-type="string" table:style-name="ce1">
            <text:p>A35107-ND</text:p>
          </table:table-cell>
          <table:table-cell office:value-type="string" table:style-name="ce8">
            <text:p><text:a xlink:href="http://www.digikey.com/scripts/DkSearch/dksus.dll?WT.z_header=search_go&amp;lang=en&amp;keywords=A35107-ND%20">Link</text:a></text:p>
          </table:table-cell>
          <table:table-cell table:number-columns-repeated="2" table:style-name="ce1"/>
          <table:table-cell office:value-type="float" office:value="1.00666099999999" table:formula="of:=IFERROR(LOOKUP(IF([.Q10]=&quot;&quot;;[.G10];[.Q10]);{0;1;5;20;50;150;500;1500};{0;1.31812;1.29686;1.23308;1.022606;1.00666099999999;0.795123999999999;0.745162999999999});&quot;&quot;)" table:style-name="ce34">
            <text:p>$1.01</text:p>
          </table:table-cell>
          <table:table-cell office:value-type="float" office:value="201.33219999999801" table:formula="of:=IFERROR(IF([.Q10]=&quot;&quot;;[.G10];[.Q10])*[.R10];&quot;&quot;)" table:style-name="ce58">
            <text:p>$201.33</text:p>
          </table:table-cell>
          <table:table-cell office:value-type="string" table:style-name="ce1">
            <text:p>1653978</text:p>
          </table:table-cell>
          <table:table-cell office:value-type="string" table:style-name="ce8">
            <text:p><text:a xlink:href="http://it.farnell.com/webapp/wcs/stores/servlet/Search?catalogId=15001&amp;langId=-4&amp;storeId=10165&amp;gs=true&amp;st=1734354-1%20">Link</text:a></text:p>
          </table:table-cell>
          <table:table-cell office:value-type="float" office:value="13705" table:style-name="ce1">
            <text:p>13705</text:p>
          </table:table-cell>
          <table:table-cell table:style-name="ce1"/>
          <table:table-cell office:value-type="float" office:value="1.04" table:formula="of:=IFERROR(LOOKUP(IF([.W10]=&quot;&quot;;[.G10];[.W10]);{0;1;25;50;100;500;1000;2500;5000};{0;1.33;1.25;1.2;1.04;0.954;0.819;0.764;0.726});&quot;&quot;)" table:style-name="ce54">
            <text:p>$1.04</text:p>
          </table:table-cell>
          <table:table-cell office:value-type="float" office:value="208" table:formula="of:=IFERROR(IF([.W10]=&quot;&quot;;[.G10];[.W10])*[.X10];&quot;&quot;)" table:style-name="ce59">
            <text:p>$208.00</text:p>
          </table:table-cell>
          <table:table-cell office:value-type="string" table:style-name="ce1">
            <text:p>571-1734354-1</text:p>
          </table:table-cell>
          <table:table-cell office:value-type="string" table:style-name="ce8">
            <text:p><text:a xlink:href="http://www.mouser.com/Search/Refine.aspx?Keyword=1734354-1%20">Link</text:a></text:p>
          </table:table-cell>
          <table:table-cell table:number-columns-repeated="2" table:style-name="ce1"/>
          <table:table-cell office:value-type="float" office:value="0.96" table:formula="of:=IFERROR(LOOKUP(IF([.AC10]=&quot;&quot;;[.G10];[.AC10]);{0;1;25;50;100;500;1000;2500;5000};{0;1.24;1.17;1.11;0.96;0.89;0.76;0.71;0.68});&quot;&quot;)" table:style-name="ce71">
            <text:p>$0.96</text:p>
          </table:table-cell>
          <table:table-cell office:value-type="float" office:value="192" table:formula="of:=IFERROR(IF([.AC10]=&quot;&quot;;[.G10];[.AC10])*[.AD10];&quot;&quot;)" table:style-name="ce64">
            <text:p>$192.00</text:p>
          </table:table-cell>
          <table:table-cell office:value-type="string" table:style-name="ce1">
            <text:p>16M2768</text:p>
          </table:table-cell>
          <table:table-cell office:value-type="string" table:style-name="ce8">
            <text:p><text:a xlink:href="http://www.newark.com/webapp/wcs/stores/servlet/Search?catalogId=15003&amp;langId=-1&amp;storeId=10194&amp;gs=true&amp;st=1734354-1%20">Link</text:a>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.3606399999999901" table:formula="of:=IFERROR(LOOKUP(IF([.AI10]=&quot;&quot;;[.G10];[.AI10]);{0;1;25};{0;1.49882999999999;1.36063999999999});&quot;&quot;)" table:style-name="ce67">
            <text:p>$1.36</text:p>
          </table:table-cell>
          <table:table-cell office:value-type="float" office:value="272.127999999998" table:formula="of:=IFERROR(IF([.AI10]=&quot;&quot;;[.G10];[.AI10])*[.AJ10];&quot;&quot;)" table:style-name="ce68">
            <text:p>$272.13</text:p>
          </table:table-cell>
          <table:table-cell office:value-type="string" table:style-name="ce1">
            <text:p>739-0763</text:p>
          </table:table-cell>
          <table:table-cell office:value-type="string" table:style-name="ce8">
            <text:p><text:a xlink:href="http://it.rs-online.com/web/c/?searchTerm=1734354-1%20">Link</text:a>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XA1</text:p>
          </table:table-cell>
          <table:table-cell office:value-type="string" table:style-name="ce1">
            <text:p>Conn_Poncho2P_2x_20x2</text:p>
          </table:table-cell>
          <table:table-cell table:style-name="ce1"/>
          <table:table-cell office:value-type="string" table:style-name="ce1">
            <text:p>Poncho_Esqueleto:Conn_Poncho_Completo</text:p>
          </table:table-cell>
          <table:table-cell table:number-columns-repeated="2" table:style-name="ce1"/>
          <table:table-cell office:value-type="float" office:value="100" table:formula="of:=$$BoardQty*1" table:style-name="ce1">
            <text:p>100</text:p>
          </table:table-cell>
          <table:table-cell office:value-type="float" office:value="0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00</text:p>
          </table:table-cell>
          <table:table-cell office:value-type="float" office:value="0" table:formula="of:=IFERROR([.G11]*[.H11];&quot;&quot;)" table:style-name="ce7">
            <text:p>$0.0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U5-U8</text:p>
          </table:table-cell>
          <table:table-cell office:value-type="string" table:style-name="ce1">
            <text:p>ULN2803A</text:p>
          </table:table-cell>
          <table:table-cell table:style-name="ce1"/>
          <table:table-cell office:value-type="string" table:style-name="ce1">
            <text:p>Footprints:SOIC-18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ULN2803ADWR</text:p>
          </table:table-cell>
          <table:table-cell office:value-type="float" office:value="400" table:formula="of:=$$BoardQty*4" table:style-name="ce1">
            <text:p>400</text:p>
          </table:table-cell>
          <table:table-cell office:value-type="float" office:value="0.59199999999999997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59</text:p>
          </table:table-cell>
          <table:table-cell office:value-type="float" office:value="236.79999999999998" table:formula="of:=IFERROR([.G12]*[.H12];&quot;&quot;)" table:style-name="ce7">
            <text:p>$236.80</text:p>
          </table:table-cell>
          <table:table-cell office:value-type="float" office:value="80320" table:style-name="ce1">
            <text:p>80320</text:p>
          </table:table-cell>
          <table:table-cell table:style-name="ce1"/>
          <table:table-cell office:value-type="float" office:value="0.68400000000000005" table:formula="of:=IFERROR(LOOKUP(IF([.K12]=&quot;&quot;;[.G12];[.K12]);{0;1;10;100;500;1000;2000;6000};{0;0.98;0.877;0.684;0.56508;0.44612;0.40425;0.385});&quot;&quot;)" table:style-name="ce16">
            <text:p>$0.68</text:p>
          </table:table-cell>
          <table:table-cell office:value-type="float" office:value="273.60000000000002" table:formula="of:=IFERROR(IF([.K12]=&quot;&quot;;[.G12];[.K12])*[.L12];&quot;&quot;)" table:style-name="ce24">
            <text:p>$273.60</text:p>
          </table:table-cell>
          <table:table-cell office:value-type="string" table:style-name="ce1">
            <text:p>296-15777-1-ND</text:p>
          </table:table-cell>
          <table:table-cell office:value-type="string" table:style-name="ce8">
            <text:p><text:a xlink:href="http://www.digikey.com/scripts/DkSearch/dksus.dll?WT.z_header=search_go&amp;lang=en&amp;keywords=296-15777-1-ND%20">Link</text:a></text:p>
          </table:table-cell>
          <table:table-cell table:number-columns-repeated="2" table:style-name="ce1"/>
          <table:table-cell office:value-type="float" office:value="0.69201299999999999" table:formula="of:=IFERROR(LOOKUP(IF([.Q12]=&quot;&quot;;[.G12];[.Q12]);{0;1;25;50;100;500;1000;4000;10000};{0;1.023669;0.897172;0.795123999999999;0.692013;0.613350999999999;0.429452;0.428389;0.419885});&quot;&quot;)" table:style-name="ce35">
            <text:p>$0.69</text:p>
          </table:table-cell>
          <table:table-cell office:value-type="float" office:value="276.80520000000001" table:formula="of:=IFERROR(IF([.Q12]=&quot;&quot;;[.G12];[.Q12])*[.R12];&quot;&quot;)" table:style-name="ce39">
            <text:p>$276.81</text:p>
          </table:table-cell>
          <table:table-cell office:value-type="string" table:style-name="ce1">
            <text:p>1652419</text:p>
          </table:table-cell>
          <table:table-cell office:value-type="string" table:style-name="ce8">
            <text:p><text:a xlink:href="http://it.farnell.com/texas-instruments/uln2803adwr/array-darlington-8-x-50v-18soic/dp/1652419">Link</text:a></text:p>
          </table:table-cell>
          <table:table-cell office:value-type="float" office:value="64253" table:style-name="ce1">
            <text:p>64253</text:p>
          </table:table-cell>
          <table:table-cell table:style-name="ce1"/>
          <table:table-cell office:value-type="float" office:value="0.59199999999999997" table:formula="of:=IFERROR(LOOKUP(IF([.W12]=&quot;&quot;;[.G12];[.W12]);{0;1;10;100;500;1000;2000;10000};{0;0.903;0.772;0.592;0.524;0.414;0.367;0.358});&quot;&quot;)" table:style-name="ce57">
            <text:p>$0.59</text:p>
          </table:table-cell>
          <table:table-cell office:value-type="float" office:value="236.79999999999998" table:formula="of:=IFERROR(IF([.W12]=&quot;&quot;;[.G12];[.W12])*[.X12];&quot;&quot;)" table:style-name="ce61">
            <text:p>$236.80</text:p>
          </table:table-cell>
          <table:table-cell office:value-type="string" table:style-name="ce1">
            <text:p>595-ULN2803ADWR</text:p>
          </table:table-cell>
          <table:table-cell office:value-type="string" table:style-name="ce8">
            <text:p><text:a xlink:href="http://www.mouser.com/ProductDetail/Texas-Instruments/ULN2803ADWR/?qs=sGAEpiMZZMshyDBzk1%2fWi8kVt%2f4H20zz5tCTPfBaHns%3d">Link</text:a></text:p>
          </table:table-cell>
          <table:table-cell table:number-columns-repeated="2" table:style-name="ce1"/>
          <table:table-cell office:value-type="float" office:value="0.59199999999999997" table:formula="of:=IFERROR(LOOKUP(IF([.AC12]=&quot;&quot;;[.G12];[.AC12]);{0;1;10;100;500;1000};{0;0.902;0.77;0.592;0.523;0.413});&quot;&quot;)" table:style-name="ce73">
            <text:p>$0.59</text:p>
          </table:table-cell>
          <table:table-cell office:value-type="float" office:value="236.79999999999998" table:formula="of:=IFERROR(IF([.AC12]=&quot;&quot;;[.G12];[.AC12])*[.AD12];&quot;&quot;)" table:style-name="ce65">
            <text:p>$236.80</text:p>
          </table:table-cell>
          <table:table-cell office:value-type="string" table:style-name="ce1">
            <text:p>87H4769</text:p>
          </table:table-cell>
          <table:table-cell office:value-type="string" table:style-name="ce8">
            <text:p><text:a xlink:href="http://www.newark.com/texas-instruments/uln2803adwr/darlington-transistor-array-npn/dp/87H4769">Link</text:a>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1">
            <text:p>U3,U4</text:p>
          </table:table-cell>
          <table:table-cell office:value-type="string" table:style-name="ce1">
            <text:p>74HC595</text:p>
          </table:table-cell>
          <table:table-cell table:style-name="ce1"/>
          <table:table-cell office:value-type="string" table:style-name="ce1">
            <text:p>Footprints:SOIC-16N</text:p>
          </table:table-cell>
          <table:table-cell office:value-type="string" table:style-name="ce1">
            <text:p>Fairchild/ON Semiconductor</text:p>
          </table:table-cell>
          <table:table-cell office:value-type="string" table:style-name="ce1">
            <text:p>MM74HC595MX</text:p>
          </table:table-cell>
          <table:table-cell office:value-type="float" office:value="200" table:formula="of:=$$BoardQty*2" table:style-name="ce1">
            <text:p>200</text:p>
          </table:table-cell>
          <table:table-cell office:value-type="float" office:value="0.152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15</text:p>
          </table:table-cell>
          <table:table-cell office:value-type="float" office:value="30.4" table:formula="of:=IFERROR([.G13]*[.H13];&quot;&quot;)" table:style-name="ce7">
            <text:p>$30.40</text:p>
          </table:table-cell>
          <table:table-cell office:value-type="float" office:value="58665" table:style-name="ce1">
            <text:p>58665</text:p>
          </table:table-cell>
          <table:table-cell table:style-name="ce1"/>
          <table:table-cell office:value-type="float" office:value="0.36830000000000002" table:formula="of:=IFERROR(LOOKUP(IF([.K13]=&quot;&quot;;[.G13];[.K13]);{0;1;10;100;500;1000;2500;5000;12500;25000;62500};{0;0.58;0.493;0.3683;0.28936;0.2236;0.19794;0.18517;0.1724;0.16346;0.15962});&quot;&quot;)" table:style-name="ce17">
            <text:p>$0.37</text:p>
          </table:table-cell>
          <table:table-cell office:value-type="float" office:value="73.66" table:formula="of:=IFERROR(IF([.K13]=&quot;&quot;;[.G13];[.K13])*[.L13];&quot;&quot;)" table:style-name="ce27">
            <text:p>$73.66</text:p>
          </table:table-cell>
          <table:table-cell office:value-type="string" table:style-name="ce1">
            <text:p>MM74HC595MXCT-ND</text:p>
          </table:table-cell>
          <table:table-cell office:value-type="string" table:style-name="ce8">
            <text:p><text:a xlink:href="http://www.digikey.com/scripts/DkSearch/dksus.dll?WT.z_header=search_go&amp;lang=en&amp;keywords=MM74HC595MXCT-ND%20">Link</text:a></text:p>
          </table:table-cell>
          <table:table-cell table:number-columns-repeated="2" table:style-name="ce1"/>
          <table:table-cell office:value-type="float" office:value="0.25937199999999999" table:formula="of:=IFERROR(LOOKUP(IF([.Q13]=&quot;&quot;;[.G13];[.Q13]);{0;1;5;50;250;500;1000};{0;0.45709;0.45709;0.259372;0.244489999999999;0.203033;0.161576});&quot;&quot;)" table:style-name="ce42">
            <text:p>$0.26</text:p>
          </table:table-cell>
          <table:table-cell office:value-type="float" office:value="51.874400000000001" table:formula="of:=IFERROR(IF([.Q13]=&quot;&quot;;[.G13];[.Q13])*[.R13];&quot;&quot;)" table:style-name="ce44">
            <text:p>$51.87</text:p>
          </table:table-cell>
          <table:table-cell office:value-type="string" table:style-name="ce1">
            <text:p>2453167</text:p>
          </table:table-cell>
          <table:table-cell office:value-type="string" table:style-name="ce8">
            <text:p><text:a xlink:href="http://it.farnell.com/fairchild-semiconductor/mm74hc595mx/shift-register-sipo-8bit-nsoic/dp/2453167">Link</text:a></text:p>
          </table:table-cell>
          <table:table-cell office:value-type="float" office:value="11428" table:style-name="ce1">
            <text:p>11428</text:p>
          </table:table-cell>
          <table:table-cell table:style-name="ce1"/>
          <table:table-cell office:value-type="float" office:value="0.245" table:formula="of:=IFERROR(LOOKUP(IF([.W13]=&quot;&quot;;[.G13];[.W13]);{0;1;10;100;1000;2500};{0;0.492;0.402;0.245;0.189;0.166});&quot;&quot;)" table:style-name="ce48">
            <text:p>$0.25</text:p>
          </table:table-cell>
          <table:table-cell office:value-type="float" office:value="49" table:formula="of:=IFERROR(IF([.W13]=&quot;&quot;;[.G13];[.W13])*[.X13];&quot;&quot;)" table:style-name="ce51">
            <text:p>$49.00</text:p>
          </table:table-cell>
          <table:table-cell office:value-type="string" table:style-name="ce1">
            <text:p>512-MM74HC595MX</text:p>
          </table:table-cell>
          <table:table-cell office:value-type="string" table:style-name="ce8">
            <text:p><text:a xlink:href="http://www.mouser.com/Search/Refine.aspx?Keyword=MM74HC595MX%20">Link</text:a></text:p>
          </table:table-cell>
          <table:table-cell table:number-columns-repeated="2" table:style-name="ce1"/>
          <table:table-cell office:value-type="float" office:value="0.152" table:formula="of:=IFERROR(LOOKUP(IF([.AC13]=&quot;&quot;;[.G13];[.AC13]);{0;1;2500;10000;25000;50000};{0;0.152;0.152;0.147;0.144;0.139});&quot;&quot;)" table:style-name="ce75">
            <text:p>$0.15</text:p>
          </table:table-cell>
          <table:table-cell office:value-type="float" office:value="30.4" table:formula="of:=IFERROR(IF([.AC13]=&quot;&quot;;[.G13];[.AC13])*[.AD13];&quot;&quot;)" table:style-name="ce76">
            <text:p>$30.40</text:p>
          </table:table-cell>
          <table:table-cell office:value-type="string" table:style-name="ce1">
            <text:p>38C7528</text:p>
          </table:table-cell>
          <table:table-cell office:value-type="string" table:style-name="ce8">
            <text:p><text:a xlink:href="http://www.newark.com/fairchild-semiconductor/mm74hc595mx/8-bit-sipo-shift-register-soic/dp/38C7528">Link</text:a>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0.38480599999999998" table:formula="of:=IFERROR(LOOKUP(IF([.AI13]=&quot;&quot;;[.G13];[.AI13]);{0;1;5;25};{0;0.427326;0.427326;0.384806});&quot;&quot;)" table:style-name="ce77">
            <text:p>$0.38</text:p>
          </table:table-cell>
          <table:table-cell office:value-type="float" office:value="76.961199999999991" table:formula="of:=IFERROR(IF([.AI13]=&quot;&quot;;[.G13];[.AI13])*[.AJ13];&quot;&quot;)" table:style-name="ce80">
            <text:p>$76.96</text:p>
          </table:table-cell>
          <table:table-cell office:value-type="string" table:style-name="ce1">
            <text:p>739-0136</text:p>
          </table:table-cell>
          <table:table-cell office:value-type="string" table:style-name="ce8">
            <text:p><text:a xlink:href="http://it.rs-online.com/web/c/?searchTerm=MM74HC595MX%20">Link</text:a>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J3,J4,J9-J11,J16</text:p>
          </table:table-cell>
          <table:table-cell office:value-type="string" table:style-name="ce1">
            <text:p>TB_1X2</text:p>
          </table:table-cell>
          <table:table-cell table:style-name="ce1"/>
          <table:table-cell office:value-type="string" table:style-name="ce1">
            <text:p>Footprints:bornier2</text:p>
          </table:table-cell>
          <table:table-cell office:value-type="string" table:style-name="ce1">
            <text:p>On Shore Technology Inc.</text:p>
          </table:table-cell>
          <table:table-cell office:value-type="string" table:style-name="ce1">
            <text:p>OSTTC022162</text:p>
          </table:table-cell>
          <table:table-cell office:value-type="float" office:value="600" table:formula="of:=$$BoardQty*6" table:style-name="ce1">
            <text:p>600</text:p>
          </table:table-cell>
          <table:table-cell office:value-type="float" office:value="0.22800000000000001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23</text:p>
          </table:table-cell>
          <table:table-cell office:value-type="float" office:value="136.80000000000001" table:formula="of:=IFERROR([.G14]*[.H14];&quot;&quot;)" table:style-name="ce7">
            <text:p>$136.80</text:p>
          </table:table-cell>
          <table:table-cell office:value-type="float" office:value="47554" table:style-name="ce1">
            <text:p>47554</text:p>
          </table:table-cell>
          <table:table-cell table:style-name="ce1"/>
          <table:table-cell office:value-type="float" office:value="0.22800000000000001" table:formula="of:=IFERROR(LOOKUP(IF([.K14]=&quot;&quot;;[.G14];[.K14]);{0;1;10;25;50;100;250;500;1000;5000};{0;0.8;0.437;0.326;0.2908;0.285;0.2508;0.228;0.2052;0.1539});&quot;&quot;)" table:style-name="ce19">
            <text:p>$0.23</text:p>
          </table:table-cell>
          <table:table-cell office:value-type="float" office:value="136.80000000000001" table:formula="of:=IFERROR(IF([.K14]=&quot;&quot;;[.G14];[.K14])*[.L14];&quot;&quot;)" table:style-name="ce26">
            <text:p>$136.80</text:p>
          </table:table-cell>
          <table:table-cell office:value-type="string" table:style-name="ce1">
            <text:p>ED2609-ND</text:p>
          </table:table-cell>
          <table:table-cell office:value-type="string" table:style-name="ce8">
            <text:p><text:a xlink:href="http://www.digikey.com/scripts/DkSearch/dksus.dll?WT.z_header=search_go&amp;lang=en&amp;keywords=ED2609-ND%20">Link</text:a></text:p>
          </table:table-cell>
          <table:table-cell table:number-columns-repeated="14" table:style-name="ce1"/>
          <table:table-cell office:value-type="float" office:value="0.50700000000000001" table:formula="of:=IFERROR(LOOKUP(IF([.AC14]=&quot;&quot;;[.G14];[.AC14]);{0;1;10;100;500;1000};{0;0.724;0.655;0.581;0.507;0.432});&quot;&quot;)" table:style-name="ce79">
            <text:p>$0.51</text:p>
          </table:table-cell>
          <table:table-cell office:value-type="float" office:value="304.2" table:formula="of:=IFERROR(IF([.AC14]=&quot;&quot;;[.G14];[.AC14])*[.AD14];&quot;&quot;)" table:style-name="ce78">
            <text:p>$304.20</text:p>
          </table:table-cell>
          <table:table-cell office:value-type="string" table:style-name="ce1">
            <text:p>18M9779</text:p>
          </table:table-cell>
          <table:table-cell office:value-type="string" table:style-name="ce8">
            <text:p><text:a xlink:href="http://www.newark.com/webapp/wcs/stores/servlet/Search?catalogId=15003&amp;langId=-1&amp;storeId=10194&amp;gs=true&amp;st=OSTTC022162%20">Link</text:a>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1">
            <text:p>J5-J8,J12-J15</text:p>
          </table:table-cell>
          <table:table-cell office:value-type="string" table:style-name="ce1">
            <text:p>TB_1X3</text:p>
          </table:table-cell>
          <table:table-cell table:style-name="ce1"/>
          <table:table-cell office:value-type="string" table:style-name="ce1">
            <text:p>Footprints:bornier3</text:p>
          </table:table-cell>
          <table:table-cell office:value-type="string" table:style-name="ce1">
            <text:p>On Shore Technology Inc.</text:p>
          </table:table-cell>
          <table:table-cell office:value-type="string" table:style-name="ce1">
            <text:p>OSTTC032162</text:p>
          </table:table-cell>
          <table:table-cell office:value-type="float" office:value="800" table:formula="of:=$$BoardQty*8" table:style-name="ce1">
            <text:p>800</text:p>
          </table:table-cell>
          <table:table-cell office:value-type="float" office:value="0.32300000000000001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32</text:p>
          </table:table-cell>
          <table:table-cell office:value-type="float" office:value="258.40000000000003" table:formula="of:=IFERROR([.G15]*[.H15];&quot;&quot;)" table:style-name="ce7">
            <text:p>$258.40</text:p>
          </table:table-cell>
          <table:table-cell office:value-type="float" office:value="81159" table:style-name="ce1">
            <text:p>81159</text:p>
          </table:table-cell>
          <table:table-cell table:style-name="ce1"/>
          <table:table-cell office:value-type="float" office:value="0.32300000000000001" table:formula="of:=IFERROR(LOOKUP(IF([.K15]=&quot;&quot;;[.G15];[.K15]);{0;1;10;25;50;100;250;500;1000;5000};{0;0.85;0.53;0.454;0.408;0.3995;0.34;0.323;0.289;0.2261});&quot;&quot;)" table:style-name="ce21">
            <text:p>$0.32</text:p>
          </table:table-cell>
          <table:table-cell office:value-type="float" office:value="258.40000000000003" table:formula="of:=IFERROR(IF([.K15]=&quot;&quot;;[.G15];[.K15])*[.L15];&quot;&quot;)" table:style-name="ce28">
            <text:p>$258.40</text:p>
          </table:table-cell>
          <table:table-cell office:value-type="string" table:style-name="ce1">
            <text:p>ED2610-ND</text:p>
          </table:table-cell>
          <table:table-cell office:value-type="string" table:style-name="ce8">
            <text:p><text:a xlink:href="http://www.digikey.com/scripts/DkSearch/dksus.dll?WT.z_header=search_go&amp;lang=en&amp;keywords=ED2610-ND%20">Link</text:a></text:p>
          </table:table-cell>
          <table:table-cell table:number-columns-repeated="2" table:style-name="ce1"/>
          <table:table-cell office:value-type="float" office:value="0.67713099999999904" table:formula="of:=IFERROR(LOOKUP(IF([.Q15]=&quot;&quot;;[.G15];[.Q15]);{0;1;10;50;100;250;600};{0;1.09489;0.912053999999999;0.834455;0.824888;0.806817;0.677130999999999});&quot;&quot;)" table:style-name="ce40">
            <text:p>$0.68</text:p>
          </table:table-cell>
          <table:table-cell office:value-type="float" office:value="541.70479999999918" table:formula="of:=IFERROR(IF([.Q15]=&quot;&quot;;[.G15];[.Q15])*[.R15];&quot;&quot;)" table:style-name="ce47">
            <text:p>$541.70</text:p>
          </table:table-cell>
          <table:table-cell office:value-type="string" table:style-name="ce1">
            <text:p>1641935</text:p>
          </table:table-cell>
          <table:table-cell office:value-type="string" table:style-name="ce8">
            <text:p><text:a xlink:href="http://it.farnell.com/webapp/wcs/stores/servlet/Search?catalogId=15001&amp;langId=-4&amp;storeId=10165&amp;gs=true&amp;st=OSTTC032162%20">Link</text:a></text:p>
          </table:table-cell>
          <table:table-cell table:number-columns-repeated="8" table:style-name="ce1"/>
          <table:table-cell office:value-type="float" office:value="1.27" table:formula="of:=IFERROR(LOOKUP(IF([.AC15]=&quot;&quot;;[.G15];[.AC15]);{0;1;100;250;500;1000};{0;1.73;1.56;1.4;1.27;1.17});&quot;&quot;)" table:style-name="ce82">
            <text:p>$1.27</text:p>
          </table:table-cell>
          <table:table-cell office:value-type="float" office:value="1016" table:formula="of:=IFERROR(IF([.AC15]=&quot;&quot;;[.G15];[.AC15])*[.AD15];&quot;&quot;)" table:style-name="ce81">
            <text:p>$1,016.00</text:p>
          </table:table-cell>
          <table:table-cell office:value-type="string" table:style-name="ce1">
            <text:p>19P1415</text:p>
          </table:table-cell>
          <table:table-cell office:value-type="string" table:style-name="ce8">
            <text:p><text:a xlink:href="http://www.newark.com/webapp/wcs/stores/servlet/Search?catalogId=15003&amp;langId=-1&amp;storeId=10194&amp;gs=true&amp;st=OSTTC032162%20">Link</text:a>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1">
            <text:p>R1-R17</text:p>
          </table:table-cell>
          <table:table-cell office:value-type="string" table:style-name="ce1">
            <text:p>10K</text:p>
          </table:table-cell>
          <table:table-cell table:style-name="ce1"/>
          <table:table-cell office:value-type="string" table:style-name="ce1">
            <text:p>Footprints:R_0805_HandSoldering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805JR-0710KL</text:p>
          </table:table-cell>
          <table:table-cell office:value-type="float" office:value="1700" table:formula="of:=$$BoardQty*17" table:style-name="ce1">
            <text:p>1700</text:p>
          </table:table-cell>
          <table:table-cell office:value-type="float" office:value="3.0000000000000001E-3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00</text:p>
          </table:table-cell>
          <table:table-cell office:value-type="float" office:value="5.1000000000000005" table:formula="of:=IFERROR([.G16]*[.H16];&quot;&quot;)" table:style-name="ce7">
            <text:p>$5.10</text:p>
          </table:table-cell>
          <table:table-cell office:value-type="float" office:value="2572649" table:style-name="ce1">
            <text:p>2572649</text:p>
          </table:table-cell>
          <table:table-cell table:style-name="ce1"/>
          <table:table-cell office:value-type="float" office:value="3.4099999999999998E-3" table:formula="of:=IFERROR(LOOKUP(IF([.K16]=&quot;&quot;;[.G16];[.K16]);{0;1;10;100;1000;2500;5000;10000;25000;50000;125000};{0;0.1;0.019;0.0076;0.00341;0.00296;0.00245;0.00213;0.00187;0.00171;0.00168});&quot;&quot;)" table:style-name="ce22">
            <text:p>$0.00</text:p>
          </table:table-cell>
          <table:table-cell office:value-type="float" office:value="5.7969999999999997" table:formula="of:=IFERROR(IF([.K16]=&quot;&quot;;[.G16];[.K16])*[.L16];&quot;&quot;)" table:style-name="ce29">
            <text:p>$5.80</text:p>
          </table:table-cell>
          <table:table-cell office:value-type="string" table:style-name="ce1">
            <text:p>311-10KARCT-ND</text:p>
          </table:table-cell>
          <table:table-cell office:value-type="string" table:style-name="ce8">
            <text:p><text:a xlink:href="http://www.digikey.com/scripts/DkSearch/dksus.dll?WT.z_header=search_go&amp;lang=en&amp;keywords=311-10KARCT-ND%20">Link</text:a></text:p>
          </table:table-cell>
          <table:table-cell table:number-columns-repeated="2" table:style-name="ce1"/>
          <table:table-cell office:value-type="float" office:value="6.8031999999999997E-3" table:formula="of:=IFERROR(LOOKUP(IF([.Q16]=&quot;&quot;;[.G16];[.Q16]);{0;1;100;500;1000;2500};{0;0.0113740999999999;0.0113740999999999;0.008504;0.0068032;0.0056339});&quot;&quot;)" table:style-name="ce43">
            <text:p>$0.01</text:p>
          </table:table-cell>
          <table:table-cell office:value-type="float" office:value="11.565439999999999" table:formula="of:=IFERROR(IF([.Q16]=&quot;&quot;;[.G16];[.Q16])*[.R16];&quot;&quot;)" table:style-name="ce46">
            <text:p>$11.57</text:p>
          </table:table-cell>
          <table:table-cell office:value-type="string" table:style-name="ce1">
            <text:p>9234136</text:p>
          </table:table-cell>
          <table:table-cell office:value-type="string" table:style-name="ce8">
            <text:p><text:a xlink:href="http://it.farnell.com/yageo-phycomp/rc0805jr-0710kl/res-film-spesso-10k-5-0-125w-0805/dp/9234136">Link</text:a></text:p>
          </table:table-cell>
          <table:table-cell office:value-type="float" office:value="426702" table:style-name="ce1">
            <text:p>426702</text:p>
          </table:table-cell>
          <table:table-cell table:style-name="ce1"/>
          <table:table-cell office:value-type="float" office:value="3.0000000000000001E-3" table:formula="of:=IFERROR(LOOKUP(IF([.W16]=&quot;&quot;;[.G16];[.W16]);{0;1;10;100;1000;5000;10000};{0;0.101;0.013;0.004;0.003;0.003;0.002});&quot;&quot;)" table:style-name="ce50">
            <text:p>$0.00</text:p>
          </table:table-cell>
          <table:table-cell office:value-type="float" office:value="5.1000000000000005" table:formula="of:=IFERROR(IF([.W16]=&quot;&quot;;[.G16];[.W16])*[.X16];&quot;&quot;)" table:style-name="ce52">
            <text:p>$5.10</text:p>
          </table:table-cell>
          <table:table-cell office:value-type="string" table:style-name="ce1">
            <text:p>603-RC0805JR-0710KL</text:p>
          </table:table-cell>
          <table:table-cell office:value-type="string" table:style-name="ce8">
            <text:p><text:a xlink:href="http://www.mouser.com/Search/Refine.aspx?Keyword=RC0805JR-0710KL%20">Link</text:a></text:p>
          </table:table-cell>
          <table:table-cell table:number-columns-repeated="2" table:style-name="ce1"/>
          <table:table-cell office:value-type="float" office:value="3.0000000000000001E-3" table:formula="of:=IFERROR(LOOKUP(IF([.AC16]=&quot;&quot;;[.G16];[.AC16]);{0;1;10;25;100;250;500;1000};{0;0.1;0.018;0.012;0.007;0.005;0.004;0.003});&quot;&quot;)" table:style-name="ce83">
            <text:p>$0.00</text:p>
          </table:table-cell>
          <table:table-cell office:value-type="float" office:value="5.1000000000000005" table:formula="of:=IFERROR(IF([.AC16]=&quot;&quot;;[.G16];[.AC16])*[.AD16];&quot;&quot;)" table:style-name="ce84">
            <text:p>$5.10</text:p>
          </table:table-cell>
          <table:table-cell office:value-type="string" table:style-name="ce1">
            <text:p>68R0258</text:p>
          </table:table-cell>
          <table:table-cell office:value-type="string" table:style-name="ce8">
            <text:p><text:a xlink:href="http://www.newark.com/yageo/rc0805jr-0710kl/res-thick-film-10k-5-0-125w-0805/dp/68R0258">Link</text:a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.293449999999901" table:formula="of:=IFERROR(LOOKUP(IF([.AI16]=&quot;&quot;;[.G16];[.AI16]);{0;1;5};{0;23.3647399999999;19.2934499999999});&quot;&quot;)" table:style-name="ce87">
            <text:p>$19.29</text:p>
          </table:table-cell>
          <table:table-cell office:value-type="float" office:value="32798.864999999831" table:formula="of:=IFERROR(IF([.AI16]=&quot;&quot;;[.G16];[.AI16])*[.AJ16];&quot;&quot;)" table:style-name="ce89">
            <text:p>$32,798.86</text:p>
          </table:table-cell>
          <table:table-cell office:value-type="string" table:style-name="ce1">
            <text:p>618-5163</text:p>
          </table:table-cell>
          <table:table-cell office:value-type="string" table:style-name="ce8">
            <text:p><text:a xlink:href="http://it.rs-online.com/web/c/?searchTerm=RC0805JR-0710KL%20">Link</text:a>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U9,U10</text:p>
          </table:table-cell>
          <table:table-cell office:value-type="string" table:style-name="ce1">
            <text:p>74HC165</text:p>
          </table:table-cell>
          <table:table-cell table:style-name="ce1"/>
          <table:table-cell office:value-type="string" table:style-name="ce1">
            <text:p>Footprints:SOIC-16N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SN74HC165D</text:p>
          </table:table-cell>
          <table:table-cell office:value-type="float" office:value="200" table:formula="of:=$$BoardQty*2" table:style-name="ce1">
            <text:p>200</text:p>
          </table:table-cell>
          <table:table-cell office:value-type="float" office:value="0.13819000000000001" table:formula="of:=MINA(INDIRECT(ADDRESS(ROW();COLUMN($$digikey_part_data)+2));INDIRECT(ADDRESS(ROW();COLUMN($$newark_part_data)+2));INDIRECT(ADDRESS(ROW();COLUMN($$mouser_part_data)+2));INDIRECT(ADDRESS(ROW();COLUMN($$rs_part_data)+2));INDIRECT(ADDRESS(ROW();COLUMN($$farnell_part_data)+2)))" table:style-name="ce7">
            <text:p>$0.14</text:p>
          </table:table-cell>
          <table:table-cell office:value-type="float" office:value="27.638000000000002" table:formula="of:=IFERROR([.G17]*[.H17];&quot;&quot;)" table:style-name="ce7">
            <text:p>$27.64</text:p>
          </table:table-cell>
          <table:table-cell office:value-type="float" office:value="33006" table:style-name="ce1">
            <text:p>33006</text:p>
          </table:table-cell>
          <table:table-cell table:style-name="ce1"/>
          <table:table-cell office:value-type="float" office:value="0.33600000000000002" table:formula="of:=IFERROR(LOOKUP(IF([.K17]=&quot;&quot;;[.G17];[.K17]);{0;1;10;100;500;1000;2120;2500;5000;12500};{0;0.53;0.45;0.336;0.264;0.204;0.186;0.155;0.145;0.135});&quot;&quot;)" table:style-name="ce23">
            <text:p>$0.34</text:p>
          </table:table-cell>
          <table:table-cell office:value-type="float" office:value="67.2" table:formula="of:=IFERROR(IF([.K17]=&quot;&quot;;[.G17];[.K17])*[.L17];&quot;&quot;)" table:style-name="ce30">
            <text:p>$67.20</text:p>
          </table:table-cell>
          <table:table-cell office:value-type="string" table:style-name="ce1">
            <text:p>296-8249-5-ND</text:p>
          </table:table-cell>
          <table:table-cell office:value-type="string" table:style-name="ce8">
            <text:p><text:a xlink:href="http://www.digikey.com/scripts/DkSearch/dksus.dll?WT.z_header=search_go&amp;lang=en&amp;keywords=296-8249-5-ND%20">Link</text:a></text:p>
          </table:table-cell>
          <table:table-cell table:number-columns-repeated="2" table:style-name="ce1"/>
          <table:table-cell office:value-type="float" office:value="0.365671999999999" table:formula="of:=IFERROR(LOOKUP(IF([.Q17]=&quot;&quot;;[.G17];[.Q17]);{0;1;10;25;50;100;200;400;1000};{0;0.589965;0.47835;0.45709;0.429452;0.397561999999999;0.365671999999999;0.333781999999999;0.301891999999999});&quot;&quot;)" table:style-name="ce41">
            <text:p>$0.37</text:p>
          </table:table-cell>
          <table:table-cell office:value-type="float" office:value="73.1343999999998" table:formula="of:=IFERROR(IF([.Q17]=&quot;&quot;;[.G17];[.Q17])*[.R17];&quot;&quot;)" table:style-name="ce45">
            <text:p>$73.13</text:p>
          </table:table-cell>
          <table:table-cell office:value-type="string" table:style-name="ce1">
            <text:p>9591192</text:p>
          </table:table-cell>
          <table:table-cell office:value-type="string" table:style-name="ce8">
            <text:p><text:a xlink:href="http://it.farnell.com/texas-instruments/sn74hc165d/ic-shift-register-smd-74hc165/dp/9591192">Link</text:a></text:p>
          </table:table-cell>
          <table:table-cell office:value-type="float" office:value="5513" table:style-name="ce1">
            <text:p>5513</text:p>
          </table:table-cell>
          <table:table-cell table:style-name="ce1"/>
          <table:table-cell office:value-type="float" office:value="0.26400000000000001" table:formula="of:=IFERROR(LOOKUP(IF([.W17]=&quot;&quot;;[.G17];[.W17]);{0;1;10;100;1000;2500;10000;25000};{0;0.521;0.435;0.264;0.205;0.175;0.162;0.156});&quot;&quot;)" table:style-name="ce49">
            <text:p>$0.26</text:p>
          </table:table-cell>
          <table:table-cell office:value-type="float" office:value="52.800000000000004" table:formula="of:=IFERROR(IF([.W17]=&quot;&quot;;[.G17];[.W17])*[.X17];&quot;&quot;)" table:style-name="ce53">
            <text:p>$52.80</text:p>
          </table:table-cell>
          <table:table-cell office:value-type="string" table:style-name="ce1">
            <text:p>595-SN74HC165D</text:p>
          </table:table-cell>
          <table:table-cell office:value-type="string" table:style-name="ce8">
            <text:p><text:a xlink:href="http://www.mouser.com/ProductDetail/Texas-Instruments/SN74HC165D/?qs=sGAEpiMZZMtsbn1GaJyslzfkh1h1g%2fFQtFvR%252bEthwBw%3d">Link</text:a></text:p>
          </table:table-cell>
          <table:table-cell table:number-columns-repeated="2" table:style-name="ce1"/>
          <table:table-cell office:value-type="float" office:value="0.26400000000000001" table:formula="of:=IFERROR(LOOKUP(IF([.AC17]=&quot;&quot;;[.G17];[.AC17]);{0;1;10;100;1000;2500;10000;25000;50000};{0;0.519;0.434;0.264;0.204;0.174;0.162;0.154;0.15});&quot;&quot;)" table:style-name="ce85">
            <text:p>$0.26</text:p>
          </table:table-cell>
          <table:table-cell office:value-type="float" office:value="52.800000000000004" table:formula="of:=IFERROR(IF([.AC17]=&quot;&quot;;[.G17];[.AC17])*[.AD17];&quot;&quot;)" table:style-name="ce86">
            <text:p>$52.80</text:p>
          </table:table-cell>
          <table:table-cell office:value-type="string" table:style-name="ce1">
            <text:p>35K4891</text:p>
          </table:table-cell>
          <table:table-cell office:value-type="string" table:style-name="ce8">
            <text:p><text:a xlink:href="http://www.newark.com/texas-instruments/sn74hc165d/8-bit-piso-siso-shift-register/dp/35K4891">Link</text:a>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0.13819000000000001" table:formula="of:=IFERROR(LOOKUP(IF([.AI17]=&quot;&quot;;[.G17];[.AI17]);{0;1;25;100;250;500;1000};{0;0.150945999999999;0.150945999999999;0.13819;0.137127;0.136064;0.133938});&quot;&quot;)" table:style-name="ce88">
            <text:p>$0.14</text:p>
          </table:table-cell>
          <table:table-cell office:value-type="float" office:value="27.638000000000002" table:formula="of:=IFERROR(IF([.AI17]=&quot;&quot;;[.G17];[.AI17])*[.AJ17];&quot;&quot;)" table:style-name="ce90">
            <text:p>$27.64</text:p>
          </table:table-cell>
          <table:table-cell office:value-type="string" table:style-name="ce1">
            <text:p>526-640</text:p>
          </table:table-cell>
          <table:table-cell office:value-type="string" table:style-name="ce8">
            <text:p><text:a xlink:href="http://it.rs-online.com/web/p/contatori-e-registri-a-scorrimento/0526640/">Link</text:a></text:p>
          </table:table-cell>
          <table:table-cell table:number-columns-repeated="1634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style-name="ro2">
          <table:table-cell table:number-columns-repeated="10" table:style-name="ce1"/>
          <table:table-cell office:value-type="string" office:string-value="" table:formula="of:=IFERROR(CONCATENATE(TEXT(INDEX([.$K$7:.$K$17];SMALL(IF([.$N$7:.$N$17]&lt;&gt;&quot;&quot;;IF([.$K$7:.$K$17]&lt;&gt;&quot;&quot;;ROW([.$K$7:.$K$17])-MIN(ROW([.$K$7:.$K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N$7:.$N$17];SMALL(IF([.$N$7:.$N$17]&lt;&gt;&quot;&quot;;IF([.$K$7:.$K$17]&lt;&gt;&quot;&quot;;ROW([.$K$7:.$K$17])-MIN(ROW([.$K$7:.$K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N$7:.$N$17]&lt;&gt;&quot;&quot;;IF([.$K$7:.$K$17]&lt;&gt;&quot;&quot;;ROW([.$K$7:.$K$17])-MIN(ROW([.$K$7:.$K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T$7:.$T$17];SMALL(IF([.$T$7:.$T$17]&lt;&gt;&quot;&quot;;IF([.$Q$7:.$Q$17]&lt;&gt;&quot;&quot;;ROW([.$Q$7:.$Q$17])-MIN(ROW([.$Q$7:.$Q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Q$7:.$Q$17];SMALL(IF([.$T$7:.$T$17]&lt;&gt;&quot;&quot;;IF([.$Q$7:.$Q$17]&lt;&gt;&quot;&quot;;ROW([.$Q$7:.$Q$17])-MIN(ROW([.$Q$7:.$Q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T$7:.$T$17]&lt;&gt;&quot;&quot;;IF([.$Q$7:.$Q$17]&lt;&gt;&quot;&quot;;ROW([.$Q$7:.$Q$17])-MIN(ROW([.$Q$7:.$Q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Z$7:.$Z$17];SMALL(IF([.$Z$7:.$Z$17]&lt;&gt;&quot;&quot;;IF([.$W$7:.$W$17]&lt;&gt;&quot;&quot;;ROW([.$W$7:.$W$17])-MIN(ROW([.$W$7:.$W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W$7:.$W$17];SMALL(IF([.$Z$7:.$Z$17]&lt;&gt;&quot;&quot;;IF([.$W$7:.$W$17]&lt;&gt;&quot;&quot;;ROW([.$W$7:.$W$17])-MIN(ROW([.$W$7:.$W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Z$7:.$Z$17]&lt;&gt;&quot;&quot;;IF([.$W$7:.$W$17]&lt;&gt;&quot;&quot;;ROW([.$W$7:.$W$17])-MIN(ROW([.$W$7:.$W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F$7:.$AF$17];SMALL(IF([.$AF$7:.$AF$17]&lt;&gt;&quot;&quot;;IF([.$AC$7:.$AC$17]&lt;&gt;&quot;&quot;;ROW([.$AC$7:.$AC$17])-MIN(ROW([.$AC$7:.$AC$17]))+1;&quot;&quot;);&quot;&quot;);ROW()-ROW([.A$19])+1)));&quot;,&quot;);&quot;&quot;)" table:number-matrix-columns-spanned="1" table:number-matrix-rows-spanned="1" table:style-name="ce1"/>
          <table:table-cell office:value-type="string" office:string-value="" table:formula="of:=IFERROR(CONCATENATE(TEXT(INDEX([.$AC$7:.$AC$17];SMALL(IF([.$AF$7:.$AF$17]&lt;&gt;&quot;&quot;;IF([.$AC$7:.$AC$17]&lt;&gt;&quot;&quot;;ROW([.$AC$7:.$AC$17])-MIN(ROW([.$AC$7:.$AC$17]))+1;&quot;&quot;);&quot;&quot;);ROW()-ROW([.A$19])+1));&quot;##0&quot;);&quot;,&quot;);&quot;&quot;)" table:number-matrix-columns-spanned="1" table:number-matrix-rows-spanned="1" table:style-name="ce1"/>
          <table:table-cell office:value-type="string" office:string-value="" table:formula="of:=IFERROR(CONCATENATE((INDEX([.$A$7:.$A$17];SMALL(IF([.$AF$7:.$AF$17]&lt;&gt;&quot;&quot;;IF([.$AC$7:.$AC$17]&lt;&gt;&quot;&quot;;ROW([.$AC$7:.$AC$17])-MIN(ROW([.$AC$7:.$AC$17]))+1;&quot;&quot;);&quot;&quot;);ROW()-ROW([.A$19])+1))););&quot;&quot;)" table:number-matrix-columns-spanned="1" table:number-matrix-rows-spanned="1" table:style-name="ce1"/>
          <table:table-cell table:number-columns-repeated="3" table:style-name="ce1"/>
          <table:table-cell office:value-type="string" office:string-value="" table:formula="of:=IFERROR(CONCATENATE((INDEX([.$AL$7:.$AL$17];SMALL(IF([.$AL$7:.$AL$17]&lt;&gt;&quot;&quot;;IF([.$AI$7:.$AI$17]&lt;&gt;&quot;&quot;;ROW([.$AI$7:.$AI$17])-MIN(ROW([.$AI$7:.$AI$17]))+1;&quot;&quot;);&quot;&quot;);ROW()-ROW([.A$19])+1)));&quot; &quot;);&quot;&quot;)" table:number-matrix-columns-spanned="1" table:number-matrix-rows-spanned="1" table:style-name="ce1"/>
          <table:table-cell office:value-type="string" office:string-value="" table:formula="of:=IFERROR(CONCATENATE(TEXT(INDEX([.$AI$7:.$AI$17];SMALL(IF([.$AL$7:.$AL$17]&lt;&gt;&quot;&quot;;IF([.$AI$7:.$AI$17]&lt;&gt;&quot;&quot;;ROW([.$AI$7:.$AI$17])-MIN(ROW([.$AI$7:.$AI$17]))+1;&quot;&quot;);&quot;&quot;);ROW()-ROW([.A$19])+1));&quot;##0&quot;);&quot; &quot;);&quot;&quot;)" table:number-matrix-columns-spanned="1" table:number-matrix-rows-spanned="1" table:style-name="ce1"/>
          <table:table-cell office:value-type="string" office:string-value="" table:formula="of:=IFERROR(CONCATENATE((INDEX([.$A$7:.$A$17];SMALL(IF([.$AL$7:.$AL$17]&lt;&gt;&quot;&quot;;IF([.$AI$7:.$AI$17]&lt;&gt;&quot;&quot;;ROW([.$AI$7:.$AI$17])-MIN(ROW([.$AI$7:.$AI$17]))+1;&quot;&quot;);&quot;&quot;);ROW()-ROW([.A$19])+1))););&quot;&quot;)" table:number-matrix-columns-spanned="1" table:number-matrix-rows-spanned="1" table:style-name="ce1"/>
          <table:table-cell table:number-columns-repeated="16347" table:style-name="ce1"/>
        </table:table-row>
        <table:table-row table:number-rows-repeated="1048547" table:style-name="ro2">
          <table:table-cell table:number-columns-repeated="16384"/>
        </table:table-row>
      </table:table>
      <table:named-expressions>
        <table:named-range table:name="BoardQty" table:cell-range-address="EduCiaa_PE.$I$1" table:base-cell-address="EduCiaa_PE.$A$1"/>
        <table:named-range table:name="digikey_part_data" table:cell-range-address="EduCiaa_PE.$J$5:EduCiaa_PE.$O$17" table:base-cell-address="EduCiaa_PE.$A$1"/>
        <table:named-range table:name="farnell_part_data" table:cell-range-address="EduCiaa_PE.$P$5:EduCiaa_PE.$U$17" table:base-cell-address="EduCiaa_PE.$A$1"/>
        <table:named-range table:name="global_part_data" table:cell-range-address="EduCiaa_PE.$A$5:EduCiaa_PE.$I$17" table:base-cell-address="EduCiaa_PE.$A$1"/>
        <table:named-range table:name="mouser_part_data" table:cell-range-address="EduCiaa_PE.$V$5:EduCiaa_PE.$AA$17" table:base-cell-address="EduCiaa_PE.$A$1"/>
        <table:named-range table:name="newark_part_data" table:cell-range-address="EduCiaa_PE.$AB$5:EduCiaa_PE.$AG$17" table:base-cell-address="EduCiaa_PE.$A$1"/>
        <table:named-range table:name="rs_part_data" table:cell-range-address="EduCiaa_PE.$AH$5:EduCiaa_PE.$AM$17" table:base-cell-address="EduCiaa_PE.$A$1"/>
        <table:named-range table:name="TotalCost" table:cell-range-address="EduCiaa_PE.$I$2" table:base-cell-address="EduCiaa_P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80FF8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LL</meta:initial-creator>
    <dc:creator>DELL</dc:creator>
    <meta:creation-date>2017-07-15T19:03:57Z</meta:creation-date>
    <dc:date>2017-07-16T03:16:45Z</dc:date>
  </office:meta>
</office:document-meta>
</file>